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3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020f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3"/>
    <style:style style:name="ce8" style:family="table-cell" style:parent-style-name="Default" style:data-style-name="N61"/>
  </office:automatic-styles>
  <office:body>
    <office:spreadsheet>
      <table:calculation-settings table:automatic-find-labels="false"/>
      <table:table table:name="Chis" table:style-name="ta1">
        <table:table-column table:style-name="co1" table:number-columns-repeated="18" table:default-cell-style-name="Default"/>
        <table:table-column table:style-name="co2" table:default-cell-style-name="ce7"/>
        <table:table-column table:style-name="co1" table:number-columns-repeated="17" table:default-cell-style-name="Default"/>
        <table:table-column table:style-name="co1" table:default-cell-style-name="ce8"/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2">
            <text:p>Pr=60</text:p>
          </table:table-cell>
          <table:covered-table-cell/>
          <table:table-cell table:number-columns-repeated="33"/>
        </table:table-row>
        <table:table-row table:style-name="ro1">
          <table:table-cell table:number-columns-repeated="2"/>
          <table:covered-table-cell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5" office:value-type="string" calcext:value-type="string">
            <text:p>Tm</text:p>
          </table:table-cell>
          <table:table-cell office:value-type="string" calcext:value-type="string">
            <text:p>Tm_i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Re_m</text:p>
          </table:table-cell>
          <table:table-cell office:value-type="string" calcext:value-type="string">
            <text:p>Re_w</text:p>
          </table:table-cell>
          <table:table-cell office:value-type="string" calcext:value-type="string">
            <text:p>ReTau</text:p>
          </table:table-cell>
          <table:table-cell office:value-type="string" calcext:value-type="string">
            <text:p>Pr_m</text:p>
          </table:table-cell>
          <table:table-cell office:value-type="string" calcext:value-type="string">
            <text:p>Pr_w</text:p>
          </table:table-cell>
          <table:table-cell office:value-type="string" calcext:value-type="string">
            <text:p>P_MS</text:p>
          </table:table-cell>
          <table:table-cell office:value-type="string" calcext:value-type="string">
            <text:p>Qin_out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u_QmdotCpDt_m</text:p>
          </table:table-cell>
          <table:table-cell office:value-type="string" calcext:value-type="string">
            <text:p>Nu_Pt100</text:p>
          </table:table-cell>
          <table:table-cell office:value-type="string" calcext:value-type="string">
            <text:p>Nu_fit</text:p>
          </table:table-cell>
          <table:table-cell office:value-type="string" calcext:value-type="string">
            <text:p>NuGnie</text:p>
          </table:table-cell>
          <table:table-cell office:value-type="string" calcext:value-type="string">
            <text:p>NuGnie1000</text:p>
          </table:table-cell>
          <table:table-cell office:value-type="string" calcext:value-type="string">
            <text:p>Nu_m_Gnie</text:p>
          </table:table-cell>
          <table:table-cell office:value-type="string" calcext:value-type="string">
            <text:p>DNu_Nu</text:p>
          </table:table-cell>
          <table:table-cell office:value-type="string" calcext:value-type="string">
            <text:p>cf_M</text:p>
          </table:table-cell>
          <table:table-cell office:value-type="string" calcext:value-type="string">
            <text:p>cf_Pet</text:p>
          </table:table-cell>
          <table:table-cell office:value-type="string" calcext:value-type="string">
            <text:p>Dcf_cf</text:p>
          </table:table-cell>
          <table:table-cell office:value-type="string" calcext:value-type="string">
            <text:p>ErrorNu</text:p>
          </table:table-cell>
          <table:table-cell office:value-type="string" calcext:value-type="string">
            <text:p>ErroCf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5">
            <text:p>30.10.2017</text:p>
          </table:table-cell>
          <table:table-cell table:style-name="ce2" office:value-type="time" office:time-value="PT08H46M00S" calcext:value-type="time">
            <text:p>08:46:00 AM</text:p>
          </table:table-cell>
          <table:table-cell office:value-type="float" office:value="98.529" calcext:value-type="float">
            <text:p>98.529</text:p>
          </table:table-cell>
          <table:table-cell office:value-type="float" office:value="96.941" calcext:value-type="float">
            <text:p>96.941</text:p>
          </table:table-cell>
          <table:table-cell office:value-type="float" office:value="108.539" calcext:value-type="float">
            <text:p>108.539</text:p>
          </table:table-cell>
          <table:table-cell office:value-type="float" office:value="0.335" calcext:value-type="float">
            <text:p>0.335</text:p>
          </table:table-cell>
          <table:table-cell office:value-type="float" office:value="2177.434" calcext:value-type="float">
            <text:p>2177.434</text:p>
          </table:table-cell>
          <table:table-cell office:value-type="float" office:value="8188.754" calcext:value-type="float">
            <text:p>8188.754</text:p>
          </table:table-cell>
          <table:table-cell office:value-type="float" office:value="9979.826" calcext:value-type="float">
            <text:p>9979.826</text:p>
          </table:table-cell>
          <table:table-cell office:value-type="float" office:value="632.572" calcext:value-type="float">
            <text:p>632.572</text:p>
          </table:table-cell>
          <table:table-cell office:value-type="float" office:value="72.839" calcext:value-type="float">
            <text:p>72.839</text:p>
          </table:table-cell>
          <table:table-cell office:value-type="float" office:value="60.656" calcext:value-type="float">
            <text:p>60.656</text:p>
          </table:table-cell>
          <table:table-cell office:value-type="float" office:value="1722.999" calcext:value-type="float">
            <text:p>1722.999</text:p>
          </table:table-cell>
          <table:table-cell office:value-type="float" office:value="1359.794" calcext:value-type="float">
            <text:p>1359.794</text:p>
          </table:table-cell>
          <table:table-cell office:value-type="float" office:value="-363.205" calcext:value-type="float">
            <text:p>-363.205</text:p>
          </table:table-cell>
          <table:table-cell office:value-type="float" office:value="18034.83" calcext:value-type="float">
            <text:p>18034.83</text:p>
          </table:table-cell>
          <table:table-cell office:value-type="float" office:value="300.31" calcext:value-type="float">
            <text:p>300.31</text:p>
          </table:table-cell>
          <table:table-cell office:value-type="float" office:value="14368.173" calcext:value-type="float">
            <text:p>14368.173</text:p>
          </table:table-cell>
          <table:table-cell office:value-type="float" office:value="166.6051" calcext:value-type="float">
            <text:p>166.60510</text:p>
          </table:table-cell>
          <table:table-cell office:value-type="float" office:value="148.445" calcext:value-type="float">
            <text:p>148.445</text:p>
          </table:table-cell>
          <table:table-cell office:value-type="float" office:value="141.725" calcext:value-type="float">
            <text:p>141.725</text:p>
          </table:table-cell>
          <table:table-cell office:value-type="float" office:value="172.898" calcext:value-type="float">
            <text:p>172.898</text:p>
          </table:table-cell>
          <table:table-cell office:value-type="float" office:value="151.784" calcext:value-type="float">
            <text:p>151.784</text:p>
          </table:table-cell>
          <table:table-cell office:value-type="float" office:value="161.783" calcext:value-type="float">
            <text:p>161.783</text:p>
          </table:table-cell>
          <table:table-cell office:value-type="float" office:value="0.193864209" calcext:value-type="float">
            <text:p>0.193864209</text:p>
          </table:table-cell>
          <table:table-cell office:value-type="float" office:value="0.0080353359" calcext:value-type="float">
            <text:p>0.0080353359</text:p>
          </table:table-cell>
          <table:table-cell office:value-type="float" office:value="0.0081344115" calcext:value-type="float">
            <text:p>0.0081344115</text:p>
          </table:table-cell>
          <table:table-cell office:value-type="float" office:value="0.0053174856" calcext:value-type="float">
            <text:p>0.0053174856</text:p>
          </table:table-cell>
          <table:table-cell table:formula="of:=[.Y4]*[.S4]" office:value-type="float" office:value="32.2987659268659" calcext:value-type="float">
            <text:p>32.2987659269</text:p>
          </table:table-cell>
          <table:table-cell table:formula="of:=[.AB4]*[.Z4]" office:value-type="float" office:value="0.0000427277829394131" calcext:value-type="float">
            <text:p>4.27277829394131E-005</text:p>
          </table:table-cell>
          <table:table-cell table:style-name="ce2"/>
          <table:table-cell table:style-name="ce2" table:formula="of:=[.B4]" office:value-type="time" office:time-value="PT08H46M00S" calcext:value-type="time">
            <text:p>08:46:00 AM</text:p>
          </table:table-cell>
          <table:table-cell/>
          <table:table-cell table:formula="of:=[.AC4]" office:value-type="float" office:value="32.2987659268659" calcext:value-type="float">
            <text:p>32.2987659269</text:p>
          </table:table-cell>
          <table:table-cell table:formula="of:=[.AD4]" office:value-type="float" office:value="0.0000427277829394131" calcext:value-type="float">
            <text:p>4.27277829394131E-005</text:p>
          </table:table-cell>
          <table:table-cell/>
          <table:table-cell table:formula="of:=[.AD4]" office:value-type="float" office:value="0.0000427277829394131" calcext:value-type="float">
            <text:p>4.27E-05</text:p>
          </table:table-cell>
        </table:table-row>
        <table:table-row table:style-name="ro1">
          <table:covered-table-cell/>
          <table:table-cell table:style-name="ce2" office:value-type="time" office:time-value="PT08H52M00S" calcext:value-type="time">
            <text:p>08:52:00 AM</text:p>
          </table:table-cell>
          <table:table-cell office:value-type="float" office:value="97.842" calcext:value-type="float">
            <text:p>97.842</text:p>
          </table:table-cell>
          <table:table-cell office:value-type="float" office:value="95.883" calcext:value-type="float">
            <text:p>95.883</text:p>
          </table:table-cell>
          <table:table-cell office:value-type="float" office:value="109.606" calcext:value-type="float">
            <text:p>109.606</text:p>
          </table:table-cell>
          <table:table-cell office:value-type="float" office:value="0.281" calcext:value-type="float">
            <text:p>0.281</text:p>
          </table:table-cell>
          <table:table-cell office:value-type="float" office:value="2174.229" calcext:value-type="float">
            <text:p>2174.229</text:p>
          </table:table-cell>
          <table:table-cell office:value-type="float" office:value="6776.596" calcext:value-type="float">
            <text:p>6776.596</text:p>
          </table:table-cell>
          <table:table-cell office:value-type="float" office:value="8546.707" calcext:value-type="float">
            <text:p>8546.707</text:p>
          </table:table-cell>
          <table:table-cell office:value-type="float" office:value="553.947" calcext:value-type="float">
            <text:p>553.947</text:p>
          </table:table-cell>
          <table:table-cell office:value-type="float" office:value="73.816" calcext:value-type="float">
            <text:p>73.816</text:p>
          </table:table-cell>
          <table:table-cell office:value-type="float" office:value="59.552" calcext:value-type="float">
            <text:p>59.552</text:p>
          </table:table-cell>
          <table:table-cell office:value-type="float" office:value="1693.406" calcext:value-type="float">
            <text:p>1693.406</text:p>
          </table:table-cell>
          <table:table-cell office:value-type="float" office:value="1365.181" calcext:value-type="float">
            <text:p>1365.181</text:p>
          </table:table-cell>
          <table:table-cell office:value-type="float" office:value="-328.225" calcext:value-type="float">
            <text:p>-328.225</text:p>
          </table:table-cell>
          <table:table-cell office:value-type="float" office:value="18106.277" calcext:value-type="float">
            <text:p>18106.277</text:p>
          </table:table-cell>
          <table:table-cell office:value-type="float" office:value="301.347" calcext:value-type="float">
            <text:p>301.347</text:p>
          </table:table-cell>
          <table:table-cell office:value-type="float" office:value="10593.364" calcext:value-type="float">
            <text:p>10593.364</text:p>
          </table:table-cell>
          <table:table-cell office:value-type="float" office:value="142.2699" calcext:value-type="float">
            <text:p>142.26990</text:p>
          </table:table-cell>
          <table:table-cell office:value-type="float" office:value="120.48" calcext:value-type="float">
            <text:p>120.48</text:p>
          </table:table-cell>
          <table:table-cell office:value-type="float" office:value="119.286" calcext:value-type="float">
            <text:p>119.286</text:p>
          </table:table-cell>
          <table:table-cell office:value-type="float" office:value="148.467" calcext:value-type="float">
            <text:p>148.467</text:p>
          </table:table-cell>
          <table:table-cell office:value-type="float" office:value="126.558" calcext:value-type="float">
            <text:p>126.558</text:p>
          </table:table-cell>
          <table:table-cell office:value-type="float" office:value="129.132" calcext:value-type="float">
            <text:p>129.132</text:p>
          </table:table-cell>
          <table:table-cell office:value-type="float" office:value="0.1578148631" calcext:value-type="float">
            <text:p>0.1578148631</text:p>
          </table:table-cell>
          <table:table-cell office:value-type="float" office:value="0.0084017245" calcext:value-type="float">
            <text:p>0.0084017245</text:p>
          </table:table-cell>
          <table:table-cell office:value-type="float" office:value="0.0085866739" calcext:value-type="float">
            <text:p>0.0085866739</text:p>
          </table:table-cell>
          <table:table-cell office:value-type="float" office:value="0.0053174856" calcext:value-type="float">
            <text:p>0.0053174856</text:p>
          </table:table-cell>
          <table:table-cell table:formula="of:=[.Y5]*[.S5]" office:value-type="float" office:value="22.4523047917507" calcext:value-type="float">
            <text:p>22.4523047918</text:p>
          </table:table-cell>
          <table:table-cell table:formula="of:=[.AB5]*[.Z5]" office:value-type="float" office:value="0.0000446760490439172" calcext:value-type="float">
            <text:p>0.000044676</text:p>
          </table:table-cell>
          <table:table-cell table:style-name="ce2"/>
          <table:table-cell table:style-name="ce2" table:formula="of:=[.B5]" office:value-type="time" office:time-value="PT08H52M00S" calcext:value-type="time">
            <text:p>08:52:00 AM</text:p>
          </table:table-cell>
          <table:table-cell/>
          <table:table-cell table:formula="of:=[.AC5]" office:value-type="float" office:value="22.4523047917507" calcext:value-type="float">
            <text:p>22.4523047918</text:p>
          </table:table-cell>
          <table:table-cell table:formula="of:=[.AD5]" office:value-type="float" office:value="0.0000446760490439172" calcext:value-type="float">
            <text:p>0.000044676</text:p>
          </table:table-cell>
          <table:table-cell/>
          <table:table-cell table:formula="of:=[.AD5]" office:value-type="float" office:value="0.0000446760490439172" calcext:value-type="float">
            <text:p>4.47E-05</text:p>
          </table:table-cell>
        </table:table-row>
        <table:table-row table:style-name="ro1">
          <table:covered-table-cell/>
          <table:table-cell table:style-name="ce2" office:value-type="time" office:time-value="PT09H01M00S" calcext:value-type="time">
            <text:p>09:01:00 AM</text:p>
          </table:table-cell>
          <table:table-cell office:value-type="float" office:value="96.121" calcext:value-type="float">
            <text:p>96.121</text:p>
          </table:table-cell>
          <table:table-cell office:value-type="float" office:value="93.836" calcext:value-type="float">
            <text:p>93.836</text:p>
          </table:table-cell>
          <table:table-cell office:value-type="float" office:value="109.879" calcext:value-type="float">
            <text:p>109.879</text:p>
          </table:table-cell>
          <table:table-cell office:value-type="float" office:value="0.248" calcext:value-type="float">
            <text:p>0.248</text:p>
          </table:table-cell>
          <table:table-cell office:value-type="float" office:value="2167.352" calcext:value-type="float">
            <text:p>2167.352</text:p>
          </table:table-cell>
          <table:table-cell office:value-type="float" office:value="5769.464" calcext:value-type="float">
            <text:p>5769.464</text:p>
          </table:table-cell>
          <table:table-cell office:value-type="float" office:value="7584.255" calcext:value-type="float">
            <text:p>7584.255</text:p>
          </table:table-cell>
          <table:table-cell office:value-type="float" office:value="497.749" calcext:value-type="float">
            <text:p>497.749</text:p>
          </table:table-cell>
          <table:table-cell office:value-type="float" office:value="76.352" calcext:value-type="float">
            <text:p>76.352</text:p>
          </table:table-cell>
          <table:table-cell office:value-type="float" office:value="59.275" calcext:value-type="float">
            <text:p>59.275</text:p>
          </table:table-cell>
          <table:table-cell office:value-type="float" office:value="1708.952" calcext:value-type="float">
            <text:p>1708.952</text:p>
          </table:table-cell>
          <table:table-cell office:value-type="float" office:value="1386.062" calcext:value-type="float">
            <text:p>1386.062</text:p>
          </table:table-cell>
          <table:table-cell office:value-type="float" office:value="-322.89" calcext:value-type="float">
            <text:p>-322.89</text:p>
          </table:table-cell>
          <table:table-cell office:value-type="float" office:value="18383.219" calcext:value-type="float">
            <text:p>18383.219</text:p>
          </table:table-cell>
          <table:table-cell office:value-type="float" office:value="295.477" calcext:value-type="float">
            <text:p>295.477</text:p>
          </table:table-cell>
          <table:table-cell office:value-type="float" office:value="8477.74" calcext:value-type="float">
            <text:p>8477.74</text:p>
          </table:table-cell>
          <table:table-cell office:value-type="float" office:value="123.3957" calcext:value-type="float">
            <text:p>123.39570</text:p>
          </table:table-cell>
          <table:table-cell office:value-type="float" office:value="95.567" calcext:value-type="float">
            <text:p>95.567</text:p>
          </table:table-cell>
          <table:table-cell office:value-type="float" office:value="91.282" calcext:value-type="float">
            <text:p>91.282</text:p>
          </table:table-cell>
          <table:table-cell office:value-type="float" office:value="131.675" calcext:value-type="float">
            <text:p>131.675</text:p>
          </table:table-cell>
          <table:table-cell office:value-type="float" office:value="108.852" calcext:value-type="float">
            <text:p>108.852</text:p>
          </table:table-cell>
          <table:table-cell office:value-type="float" office:value="106.545" calcext:value-type="float">
            <text:p>106.545</text:p>
          </table:table-cell>
          <table:table-cell office:value-type="float" office:value="0.1352445381" calcext:value-type="float">
            <text:p>0.1352445381</text:p>
          </table:table-cell>
          <table:table-cell office:value-type="float" office:value="0.0086143883" calcext:value-type="float">
            <text:p>0.0086143883</text:p>
          </table:table-cell>
          <table:table-cell office:value-type="float" office:value="0.009001431" calcext:value-type="float">
            <text:p>0.009001431</text:p>
          </table:table-cell>
          <table:table-cell office:value-type="float" office:value="0.0053174856" calcext:value-type="float">
            <text:p>0.0053174856</text:p>
          </table:table-cell>
          <table:table-cell table:formula="of:=[.Y6]*[.S6]" office:value-type="float" office:value="16.6885944500262" calcext:value-type="float">
            <text:p>16.68859445</text:p>
          </table:table-cell>
          <table:table-cell table:formula="of:=[.AB6]*[.Z6]" office:value-type="float" office:value="0.0000458068857380585" calcext:value-type="float">
            <text:p>4.58068857380585E-005</text:p>
          </table:table-cell>
          <table:table-cell table:style-name="ce2"/>
          <table:table-cell table:style-name="ce2" table:formula="of:=[.B6]" office:value-type="time" office:time-value="PT09H01M00S" calcext:value-type="time">
            <text:p>09:01:00 AM</text:p>
          </table:table-cell>
          <table:table-cell/>
          <table:table-cell table:formula="of:=[.AC6]" office:value-type="float" office:value="16.6885944500262" calcext:value-type="float">
            <text:p>16.68859445</text:p>
          </table:table-cell>
          <table:table-cell table:formula="of:=[.AD6]" office:value-type="float" office:value="0.0000458068857380585" calcext:value-type="float">
            <text:p>4.58068857380585E-005</text:p>
          </table:table-cell>
          <table:table-cell/>
          <table:table-cell table:formula="of:=[.AD6]" office:value-type="float" office:value="0.0000458068857380585" calcext:value-type="float">
            <text:p>4.58E-05</text:p>
          </table:table-cell>
        </table:table-row>
        <table:table-row table:style-name="ro1">
          <table:covered-table-cell/>
          <table:table-cell table:style-name="ce2" office:value-type="time" office:time-value="PT09H06M00S" calcext:value-type="time">
            <text:p>09:06:00 AM</text:p>
          </table:table-cell>
          <table:table-cell office:value-type="float" office:value="95.381" calcext:value-type="float">
            <text:p>95.381</text:p>
          </table:table-cell>
          <table:table-cell office:value-type="float" office:value="92.892" calcext:value-type="float">
            <text:p>92.892</text:p>
          </table:table-cell>
          <table:table-cell office:value-type="float" office:value="110.549" calcext:value-type="float">
            <text:p>110.549</text:p>
          </table:table-cell>
          <table:table-cell office:value-type="float" office:value="0.213" calcext:value-type="float">
            <text:p>0.213</text:p>
          </table:table-cell>
          <table:table-cell office:value-type="float" office:value="2164.252" calcext:value-type="float">
            <text:p>2164.252</text:p>
          </table:table-cell>
          <table:table-cell office:value-type="float" office:value="4863.329" calcext:value-type="float">
            <text:p>4863.329</text:p>
          </table:table-cell>
          <table:table-cell office:value-type="float" office:value="6576.054" calcext:value-type="float">
            <text:p>6576.054</text:p>
          </table:table-cell>
          <table:table-cell office:value-type="float" office:value="437.172" calcext:value-type="float">
            <text:p>437.172</text:p>
          </table:table-cell>
          <table:table-cell office:value-type="float" office:value="77.486" calcext:value-type="float">
            <text:p>77.486</text:p>
          </table:table-cell>
          <table:table-cell office:value-type="float" office:value="58.603" calcext:value-type="float">
            <text:p>58.603</text:p>
          </table:table-cell>
          <table:table-cell office:value-type="float" office:value="1583.675" calcext:value-type="float">
            <text:p>1583.675</text:p>
          </table:table-cell>
          <table:table-cell office:value-type="float" office:value="1276.504" calcext:value-type="float">
            <text:p>1276.504</text:p>
          </table:table-cell>
          <table:table-cell office:value-type="float" office:value="-307.171" calcext:value-type="float">
            <text:p>-307.171</text:p>
          </table:table-cell>
          <table:table-cell office:value-type="float" office:value="16930.164" calcext:value-type="float">
            <text:p>16930.164</text:p>
          </table:table-cell>
          <table:table-cell office:value-type="float" office:value="294.618" calcext:value-type="float">
            <text:p>294.618</text:p>
          </table:table-cell>
          <table:table-cell office:value-type="float" office:value="6383.597" calcext:value-type="float">
            <text:p>6383.597</text:p>
          </table:table-cell>
          <table:table-cell office:value-type="float" office:value="103.0348" calcext:value-type="float">
            <text:p>103.03480</text:p>
          </table:table-cell>
          <table:table-cell office:value-type="float" office:value="73.395" calcext:value-type="float">
            <text:p>73.395</text:p>
          </table:table-cell>
          <table:table-cell office:value-type="float" office:value="80.797" calcext:value-type="float">
            <text:p>80.797</text:p>
          </table:table-cell>
          <table:table-cell office:value-type="float" office:value="114.968" calcext:value-type="float">
            <text:p>114.968</text:p>
          </table:table-cell>
          <table:table-cell office:value-type="float" office:value="91.328" calcext:value-type="float">
            <text:p>91.328</text:p>
          </table:table-cell>
          <table:table-cell office:value-type="float" office:value="85.035" calcext:value-type="float">
            <text:p>85.035</text:p>
          </table:table-cell>
          <table:table-cell office:value-type="float" office:value="0.1240316867" calcext:value-type="float">
            <text:p>0.1240316867</text:p>
          </table:table-cell>
          <table:table-cell office:value-type="float" office:value="0.0088390276" calcext:value-type="float">
            <text:p>0.0088390276</text:p>
          </table:table-cell>
          <table:table-cell office:value-type="float" office:value="0.0094756434" calcext:value-type="float">
            <text:p>0.0094756434</text:p>
          </table:table-cell>
          <table:table-cell office:value-type="float" office:value="0.0053174856" calcext:value-type="float">
            <text:p>0.0053174856</text:p>
          </table:table-cell>
          <table:table-cell table:formula="of:=[.Y7]*[.S7]" office:value-type="float" office:value="12.7795800327972" calcext:value-type="float">
            <text:p>12.7795800328</text:p>
          </table:table-cell>
          <table:table-cell table:formula="of:=[.AB7]*[.Z7]" office:value-type="float" office:value="0.0000470014019810026" calcext:value-type="float">
            <text:p>4.70014019810026E-005</text:p>
          </table:table-cell>
          <table:table-cell table:style-name="ce2"/>
          <table:table-cell table:style-name="ce2" table:formula="of:=[.B7]" office:value-type="time" office:time-value="PT09H06M00S" calcext:value-type="time">
            <text:p>09:06:00 AM</text:p>
          </table:table-cell>
          <table:table-cell/>
          <table:table-cell table:formula="of:=[.AC7]" office:value-type="float" office:value="12.7795800327972" calcext:value-type="float">
            <text:p>12.7795800328</text:p>
          </table:table-cell>
          <table:table-cell table:formula="of:=[.AD7]" office:value-type="float" office:value="0.0000470014019810026" calcext:value-type="float">
            <text:p>4.70014019810026E-005</text:p>
          </table:table-cell>
          <table:table-cell/>
          <table:table-cell table:formula="of:=[.AD7]" office:value-type="float" office:value="0.0000470014019810026" calcext:value-type="float">
            <text:p>4.70E-05</text:p>
          </table:table-cell>
        </table:table-row>
        <table:table-row table:style-name="ro1">
          <table:covered-table-cell/>
          <table:table-cell table:style-name="ce2" office:value-type="time" office:time-value="PT09H11M00S" calcext:value-type="time">
            <text:p>09:11:00 AM</text:p>
          </table:table-cell>
          <table:table-cell table:style-name="ce6" office:value-type="float" office:value="95.145" calcext:value-type="float">
            <text:p>95.145</text:p>
          </table:table-cell>
          <table:table-cell office:value-type="float" office:value="92.336" calcext:value-type="float">
            <text:p>92.336</text:p>
          </table:table-cell>
          <table:table-cell office:value-type="float" office:value="112.874" calcext:value-type="float">
            <text:p>112.874</text:p>
          </table:table-cell>
          <table:table-cell office:value-type="float" office:value="0.176" calcext:value-type="float">
            <text:p>0.176</text:p>
          </table:table-cell>
          <table:table-cell office:value-type="float" office:value="2162.803" calcext:value-type="float">
            <text:p>2162.803</text:p>
          </table:table-cell>
          <table:table-cell office:value-type="float" office:value="3995.191" calcext:value-type="float">
            <text:p>3995.191</text:p>
          </table:table-cell>
          <table:table-cell office:value-type="float" office:value="5664.325" calcext:value-type="float">
            <text:p>5664.325</text:p>
          </table:table-cell>
          <table:table-cell office:value-type="float" office:value="380.67" calcext:value-type="float">
            <text:p>380.67</text:p>
          </table:table-cell>
          <table:table-cell office:value-type="float" office:value="77.853" calcext:value-type="float">
            <text:p>77.853</text:p>
          </table:table-cell>
          <table:table-cell office:value-type="float" office:value="56.366" calcext:value-type="float">
            <text:p>56.366</text:p>
          </table:table-cell>
          <table:table-cell office:value-type="float" office:value="1491.424" calcext:value-type="float">
            <text:p>1491.424</text:p>
          </table:table-cell>
          <table:table-cell office:value-type="float" office:value="1175.364" calcext:value-type="float">
            <text:p>1175.364</text:p>
          </table:table-cell>
          <table:table-cell office:value-type="float" office:value="-316.06" calcext:value-type="float">
            <text:p>-316.06</text:p>
          </table:table-cell>
          <table:table-cell office:value-type="float" office:value="15588.747" calcext:value-type="float">
            <text:p>15588.747</text:p>
          </table:table-cell>
          <table:table-cell office:value-type="float" office:value="298.834" calcext:value-type="float">
            <text:p>298.834</text:p>
          </table:table-cell>
          <table:table-cell office:value-type="float" office:value="4448.282" calcext:value-type="float">
            <text:p>4448.282</text:p>
          </table:table-cell>
          <table:table-cell office:value-type="float" office:value="81.1565" calcext:value-type="float">
            <text:p>81.15650</text:p>
          </table:table-cell>
          <table:table-cell office:value-type="float" office:value="61.845" calcext:value-type="float">
            <text:p>61.845</text:p>
          </table:table-cell>
          <table:table-cell office:value-type="float" office:value="55.539" calcext:value-type="float">
            <text:p>55.539</text:p>
          </table:table-cell>
          <table:table-cell office:value-type="float" office:value="98.167" calcext:value-type="float">
            <text:p>98.167</text:p>
          </table:table-cell>
          <table:table-cell office:value-type="float" office:value="73.596" calcext:value-type="float">
            <text:p>73.596</text:p>
          </table:table-cell>
          <table:table-cell office:value-type="float" office:value="63.976" calcext:value-type="float">
            <text:p>63.976</text:p>
          </table:table-cell>
          <table:table-cell office:value-type="float" office:value="0.109581576" calcext:value-type="float">
            <text:p>0.109581576</text:p>
          </table:table-cell>
          <table:table-cell office:value-type="float" office:value="0.0090330018" calcext:value-type="float">
            <text:p>0.0090330018</text:p>
          </table:table-cell>
          <table:table-cell office:value-type="float" office:value="0.0100692879" calcext:value-type="float">
            <text:p>0.0100692879</text:p>
          </table:table-cell>
          <table:table-cell office:value-type="float" office:value="0.0053174856" calcext:value-type="float">
            <text:p>0.0053174856</text:p>
          </table:table-cell>
          <table:table-cell table:formula="of:=[.Y8]*[.S8]" office:value-type="float" office:value="8.893257172644" calcext:value-type="float">
            <text:p>8.8932571726</text:p>
          </table:table-cell>
          <table:table-cell table:formula="of:=[.AB8]*[.Z8]" office:value-type="float" office:value="0.0000480328569962741" calcext:value-type="float">
            <text:p>4.80328569962741E-005</text:p>
          </table:table-cell>
          <table:table-cell table:style-name="ce2"/>
          <table:table-cell table:style-name="ce2" table:formula="of:=[.B8]" office:value-type="time" office:time-value="PT09H11M00S" calcext:value-type="time">
            <text:p>09:11:00 AM</text:p>
          </table:table-cell>
          <table:table-cell/>
          <table:table-cell table:formula="of:=[.AC8]" office:value-type="float" office:value="8.893257172644" calcext:value-type="float">
            <text:p>8.8932571726</text:p>
          </table:table-cell>
          <table:table-cell table:formula="of:=[.AD8]" office:value-type="float" office:value="0.0000480328569962741" calcext:value-type="float">
            <text:p>4.80328569962741E-005</text:p>
          </table:table-cell>
          <table:table-cell/>
          <table:table-cell table:formula="of:=[.AD8]" office:value-type="float" office:value="0.0000480328569962741" calcext:value-type="float">
            <text:p>4.80E-05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style-name="ce6"/>
          <table:table-cell table:number-columns-repeated="27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2">
            <text:p>Pr=50</text:p>
          </table:table-cell>
          <table:covered-table-cell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m</text:p>
          </table:table-cell>
          <table:table-cell office:value-type="string" calcext:value-type="string">
            <text:p>Tm_i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Re_m</text:p>
          </table:table-cell>
          <table:table-cell office:value-type="string" calcext:value-type="string">
            <text:p>Re_w</text:p>
          </table:table-cell>
          <table:table-cell office:value-type="string" calcext:value-type="string">
            <text:p>ReTau</text:p>
          </table:table-cell>
          <table:table-cell office:value-type="string" calcext:value-type="string">
            <text:p>Pr_m</text:p>
          </table:table-cell>
          <table:table-cell office:value-type="string" calcext:value-type="string">
            <text:p>Pr_w</text:p>
          </table:table-cell>
          <table:table-cell office:value-type="string" calcext:value-type="string">
            <text:p>P_MS</text:p>
          </table:table-cell>
          <table:table-cell office:value-type="string" calcext:value-type="string">
            <text:p>Qin_out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u_QmdotCpDt_m</text:p>
          </table:table-cell>
          <table:table-cell office:value-type="string" calcext:value-type="string">
            <text:p>Nu_Pt100</text:p>
          </table:table-cell>
          <table:table-cell office:value-type="string" calcext:value-type="string">
            <text:p>Nu_fit</text:p>
          </table:table-cell>
          <table:table-cell office:value-type="string" calcext:value-type="string">
            <text:p>NuGnie</text:p>
          </table:table-cell>
          <table:table-cell office:value-type="string" calcext:value-type="string">
            <text:p>NuGnie1000</text:p>
          </table:table-cell>
          <table:table-cell office:value-type="string" calcext:value-type="string">
            <text:p>Nu_m_Gnie</text:p>
          </table:table-cell>
          <table:table-cell office:value-type="string" calcext:value-type="string">
            <text:p>DNu_Nu</text:p>
          </table:table-cell>
          <table:table-cell office:value-type="string" calcext:value-type="string">
            <text:p>cf_M</text:p>
          </table:table-cell>
          <table:table-cell office:value-type="string" calcext:value-type="string">
            <text:p>cf_Pet</text:p>
          </table:table-cell>
          <table:table-cell office:value-type="string" calcext:value-type="string">
            <text:p>Dcf_cf</text:p>
          </table:table-cell>
          <table:table-cell office:value-type="string" calcext:value-type="string">
            <text:p>ErrorNu</text:p>
          </table:table-cell>
          <table:table-cell office:value-type="string" calcext:value-type="string">
            <text:p>ErroCf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11.10.2017</text:p>
          </table:table-cell>
          <table:table-cell table:style-name="ce2" office:value-type="time" office:time-value="PT09H52M00S" calcext:value-type="time">
            <text:p>09:52:00 AM</text:p>
          </table:table-cell>
          <table:table-cell office:value-type="float" office:value="113.192" calcext:value-type="float">
            <text:p>113.192</text:p>
          </table:table-cell>
          <table:table-cell office:value-type="float" office:value="111.931" calcext:value-type="float">
            <text:p>111.931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0.34" calcext:value-type="float">
            <text:p>0.34</text:p>
          </table:table-cell>
          <table:table-cell office:value-type="float" office:value="2231.672" calcext:value-type="float">
            <text:p>2231.672</text:p>
          </table:table-cell>
          <table:table-cell office:value-type="float" office:value="11158.669" calcext:value-type="float">
            <text:p>11158.669</text:p>
          </table:table-cell>
          <table:table-cell office:value-type="float" office:value="12669.827" calcext:value-type="float">
            <text:p>12669.827</text:p>
          </table:table-cell>
          <table:table-cell office:value-type="float" office:value="775.669" calcext:value-type="float">
            <text:p>775.669</text:p>
          </table:table-cell>
          <table:table-cell office:value-type="float" office:value="56.07" calcext:value-type="float">
            <text:p>56.07</text:p>
          </table:table-cell>
          <table:table-cell office:value-type="float" office:value="49.906" calcext:value-type="float">
            <text:p>49.906</text:p>
          </table:table-cell>
          <table:table-cell office:value-type="float" office:value="1515.064" calcext:value-type="float">
            <text:p>1515.064</text:p>
          </table:table-cell>
          <table:table-cell office:value-type="float" office:value="1132.345" calcext:value-type="float">
            <text:p>1132.345</text:p>
          </table:table-cell>
          <table:table-cell office:value-type="float" office:value="-382.719" calcext:value-type="float">
            <text:p>-382.719</text:p>
          </table:table-cell>
          <table:table-cell office:value-type="float" office:value="15018.192" calcext:value-type="float">
            <text:p>15018.192</text:p>
          </table:table-cell>
          <table:table-cell office:value-type="float" office:value="336.876" calcext:value-type="float">
            <text:p>336.876</text:p>
          </table:table-cell>
          <table:table-cell office:value-type="float" office:value="13970.949" calcext:value-type="float">
            <text:p>13970.949</text:p>
          </table:table-cell>
          <table:table-cell office:value-type="float" office:value="190.8934" calcext:value-type="float">
            <text:p>190.89340</text:p>
          </table:table-cell>
          <table:table-cell office:value-type="float" office:value="173.748" calcext:value-type="float">
            <text:p>173.748</text:p>
          </table:table-cell>
          <table:table-cell office:value-type="float" office:value="178.176" calcext:value-type="float">
            <text:p>178.176</text:p>
          </table:table-cell>
          <table:table-cell office:value-type="float" office:value="204.133" calcext:value-type="float">
            <text:p>204.133</text:p>
          </table:table-cell>
          <table:table-cell office:value-type="float" office:value="185.839" calcext:value-type="float">
            <text:p>185.839</text:p>
          </table:table-cell>
          <table:table-cell office:value-type="float" office:value="210.949" calcext:value-type="float">
            <text:p>210.949</text:p>
          </table:table-cell>
          <table:table-cell office:value-type="float" office:value="0.2458710003" calcext:value-type="float">
            <text:p>0.2458710003</text:p>
          </table:table-cell>
          <table:table-cell office:value-type="float" office:value="0.0074961836" calcext:value-type="float">
            <text:p>0.0074961836</text:p>
          </table:table-cell>
          <table:table-cell office:value-type="float" office:value="0.0074684046" calcext:value-type="float">
            <text:p>0.0074684046</text:p>
          </table:table-cell>
          <table:table-cell office:value-type="float" office:value="0.0053174856" calcext:value-type="float">
            <text:p>0.0053174856</text:p>
          </table:table-cell>
          <table:table-cell table:formula="of:=[.Y14]*[.S14]" office:value-type="float" office:value="46.935151208668" calcext:value-type="float">
            <text:p>46.9351512087</text:p>
          </table:table-cell>
          <table:table-cell table:formula="of:=[.AB14]*[.Z14]" office:value-type="float" office:value="0.0000398608483479562" calcext:value-type="float">
            <text:p>3.98608483479562E-005</text:p>
          </table:table-cell>
          <table:table-cell table:style-name="ce2"/>
          <table:table-cell table:style-name="ce2" table:formula="of:=[.B14]" office:value-type="time" office:time-value="PT09H52M00S" calcext:value-type="time">
            <text:p>09:52:00 AM</text:p>
          </table:table-cell>
          <table:table-cell/>
          <table:table-cell table:formula="of:=[.AC14]" office:value-type="float" office:value="46.935151208668" calcext:value-type="float">
            <text:p>46.9351512087</text:p>
          </table:table-cell>
          <table:table-cell table:formula="of:=[.AD14]" office:value-type="float" office:value="0.0000398608483479562" calcext:value-type="float">
            <text:p>3.98608483479562E-005</text:p>
          </table:table-cell>
          <table:table-cell/>
          <table:table-cell table:formula="of:=[.AD14]" office:value-type="float" office:value="0.0000398608483479562" calcext:value-type="float">
            <text:p>3.99E-05</text:p>
          </table:table-cell>
        </table:table-row>
        <table:table-row table:style-name="ro1">
          <table:covered-table-cell/>
          <table:table-cell table:style-name="ce2" office:value-type="time" office:time-value="PT09H55M00S" calcext:value-type="time">
            <text:p>09:55:00 AM</text:p>
          </table:table-cell>
          <table:table-cell office:value-type="float" office:value="111.451" calcext:value-type="float">
            <text:p>111.451</text:p>
          </table:table-cell>
          <table:table-cell office:value-type="float" office:value="109.85" calcext:value-type="float">
            <text:p>109.85</text:p>
          </table:table-cell>
          <table:table-cell office:value-type="float" office:value="120.237" calcext:value-type="float">
            <text:p>120.237</text:p>
          </table:table-cell>
          <table:table-cell office:value-type="float" office:value="0.287" calcext:value-type="float">
            <text:p>0.287</text:p>
          </table:table-cell>
          <table:table-cell office:value-type="float" office:value="2224.66" calcext:value-type="float">
            <text:p>2224.66</text:p>
          </table:table-cell>
          <table:table-cell office:value-type="float" office:value="9112.98" calcext:value-type="float">
            <text:p>9112.98</text:p>
          </table:table-cell>
          <table:table-cell office:value-type="float" office:value="10626.136" calcext:value-type="float">
            <text:p>10626.136</text:p>
          </table:table-cell>
          <table:table-cell office:value-type="float" office:value="666.93" calcext:value-type="float">
            <text:p>666.93</text:p>
          </table:table-cell>
          <table:table-cell office:value-type="float" office:value="57.718" calcext:value-type="float">
            <text:p>57.718</text:p>
          </table:table-cell>
          <table:table-cell office:value-type="float" office:value="50.129" calcext:value-type="float">
            <text:p>50.129</text:p>
          </table:table-cell>
          <table:table-cell office:value-type="float" office:value="1501.088" calcext:value-type="float">
            <text:p>1501.088</text:p>
          </table:table-cell>
          <table:table-cell office:value-type="float" office:value="1165.6" calcext:value-type="float">
            <text:p>1165.6</text:p>
          </table:table-cell>
          <table:table-cell office:value-type="float" office:value="-335.489" calcext:value-type="float">
            <text:p>-335.489</text:p>
          </table:table-cell>
          <table:table-cell office:value-type="float" office:value="15459.247" calcext:value-type="float">
            <text:p>15459.247</text:p>
          </table:table-cell>
          <table:table-cell office:value-type="float" office:value="331.222" calcext:value-type="float">
            <text:p>331.222</text:p>
          </table:table-cell>
          <table:table-cell office:value-type="float" office:value="10443.456" calcext:value-type="float">
            <text:p>10443.456</text:p>
          </table:table-cell>
          <table:table-cell office:value-type="float" office:value="163.9196" calcext:value-type="float">
            <text:p>163.91960</text:p>
          </table:table-cell>
          <table:table-cell office:value-type="float" office:value="146.418" calcext:value-type="float">
            <text:p>146.418</text:p>
          </table:table-cell>
          <table:table-cell office:value-type="float" office:value="143.665" calcext:value-type="float">
            <text:p>143.665</text:p>
          </table:table-cell>
          <table:table-cell office:value-type="float" office:value="173.996" calcext:value-type="float">
            <text:p>173.996</text:p>
          </table:table-cell>
          <table:table-cell office:value-type="float" office:value="154.903" calcext:value-type="float">
            <text:p>154.903</text:p>
          </table:table-cell>
          <table:table-cell office:value-type="float" office:value="168.891" calcext:value-type="float">
            <text:p>168.891</text:p>
          </table:table-cell>
          <table:table-cell office:value-type="float" office:value="0.1947749635" calcext:value-type="float">
            <text:p>0.1947749635</text:p>
          </table:table-cell>
          <table:table-cell office:value-type="float" office:value="0.0078784086" calcext:value-type="float">
            <text:p>0.0078784086</text:p>
          </table:table-cell>
          <table:table-cell office:value-type="float" office:value="0.0078945281" calcext:value-type="float">
            <text:p>0.0078945281</text:p>
          </table:table-cell>
          <table:table-cell office:value-type="float" office:value="0.0053174856" calcext:value-type="float">
            <text:p>0.0053174856</text:p>
          </table:table-cell>
          <table:table-cell table:formula="of:=[.Y15]*[.S15]" office:value-type="float" office:value="31.9274341069346" calcext:value-type="float">
            <text:p>31.9274341069</text:p>
          </table:table-cell>
          <table:table-cell table:formula="of:=[.AB15]*[.Z15]" office:value-type="float" office:value="0.0000418933242814162" calcext:value-type="float">
            <text:p>4.18933242814162E-005</text:p>
          </table:table-cell>
          <table:table-cell table:style-name="ce2"/>
          <table:table-cell table:style-name="ce2" table:formula="of:=[.B15]" office:value-type="time" office:time-value="PT09H55M00S" calcext:value-type="time">
            <text:p>09:55:00 AM</text:p>
          </table:table-cell>
          <table:table-cell/>
          <table:table-cell table:formula="of:=[.AC15]" office:value-type="float" office:value="31.9274341069346" calcext:value-type="float">
            <text:p>31.9274341069</text:p>
          </table:table-cell>
          <table:table-cell table:formula="of:=[.AD15]" office:value-type="float" office:value="0.0000418933242814162" calcext:value-type="float">
            <text:p>4.18933242814162E-005</text:p>
          </table:table-cell>
          <table:table-cell/>
          <table:table-cell table:formula="of:=[.AD15]" office:value-type="float" office:value="0.0000418933242814162" calcext:value-type="float">
            <text:p>4.19E-05</text:p>
          </table:table-cell>
        </table:table-row>
        <table:table-row table:style-name="ro1">
          <table:covered-table-cell/>
          <table:table-cell table:style-name="ce2" office:value-type="time" office:time-value="PT09H57M00S" calcext:value-type="time">
            <text:p>09:57:00 AM</text:p>
          </table:table-cell>
          <table:table-cell office:value-type="float" office:value="110.637" calcext:value-type="float">
            <text:p>110.637</text:p>
          </table:table-cell>
          <table:table-cell office:value-type="float" office:value="108.712" calcext:value-type="float">
            <text:p>108.712</text:p>
          </table:table-cell>
          <table:table-cell office:value-type="float" office:value="121.097" calcext:value-type="float">
            <text:p>121.097</text:p>
          </table:table-cell>
          <table:table-cell office:value-type="float" office:value="0.235" calcext:value-type="float">
            <text:p>0.235</text:p>
          </table:table-cell>
          <table:table-cell office:value-type="float" office:value="2221.069" calcext:value-type="float">
            <text:p>2221.069</text:p>
          </table:table-cell>
          <table:table-cell office:value-type="float" office:value="7352.981" calcext:value-type="float">
            <text:p>7352.981</text:p>
          </table:table-cell>
          <table:table-cell office:value-type="float" office:value="8828.691" calcext:value-type="float">
            <text:p>8828.691</text:p>
          </table:table-cell>
          <table:table-cell office:value-type="float" office:value="566.447" calcext:value-type="float">
            <text:p>566.447</text:p>
          </table:table-cell>
          <table:table-cell office:value-type="float" office:value="58.516" calcext:value-type="float">
            <text:p>58.516</text:p>
          </table:table-cell>
          <table:table-cell office:value-type="float" office:value="49.474" calcext:value-type="float">
            <text:p>49.474</text:p>
          </table:table-cell>
          <table:table-cell office:value-type="float" office:value="1490.415" calcext:value-type="float">
            <text:p>1490.415</text:p>
          </table:table-cell>
          <table:table-cell office:value-type="float" office:value="1118.835" calcext:value-type="float">
            <text:p>1118.835</text:p>
          </table:table-cell>
          <table:table-cell office:value-type="float" office:value="-371.58" calcext:value-type="float">
            <text:p>-371.58</text:p>
          </table:table-cell>
          <table:table-cell office:value-type="float" office:value="14839.011" calcext:value-type="float">
            <text:p>14839.011</text:p>
          </table:table-cell>
          <table:table-cell office:value-type="float" office:value="330.032" calcext:value-type="float">
            <text:p>330.032</text:p>
          </table:table-cell>
          <table:table-cell office:value-type="float" office:value="7324.774" calcext:value-type="float">
            <text:p>7324.774</text:p>
          </table:table-cell>
          <table:table-cell office:value-type="float" office:value="132.0841" calcext:value-type="float">
            <text:p>132.08410</text:p>
          </table:table-cell>
          <table:table-cell office:value-type="float" office:value="115.458" calcext:value-type="float">
            <text:p>115.458</text:p>
          </table:table-cell>
          <table:table-cell office:value-type="float" office:value="116.549" calcext:value-type="float">
            <text:p>116.549</text:p>
          </table:table-cell>
          <table:table-cell office:value-type="float" office:value="146.179" calcext:value-type="float">
            <text:p>146.179</text:p>
          </table:table-cell>
          <table:table-cell office:value-type="float" office:value="126.299" calcext:value-type="float">
            <text:p>126.299</text:p>
          </table:table-cell>
          <table:table-cell office:value-type="float" office:value="131.366" calcext:value-type="float">
            <text:p>131.366</text:p>
          </table:table-cell>
          <table:table-cell office:value-type="float" office:value="0.1621749092" calcext:value-type="float">
            <text:p>0.1621749092</text:p>
          </table:table-cell>
          <table:table-cell office:value-type="float" office:value="0.0082329354" calcext:value-type="float">
            <text:p>0.0082329354</text:p>
          </table:table-cell>
          <table:table-cell office:value-type="float" office:value="0.0083871211" calcext:value-type="float">
            <text:p>0.0083871211</text:p>
          </table:table-cell>
          <table:table-cell office:value-type="float" office:value="0.0053174856" calcext:value-type="float">
            <text:p>0.0053174856</text:p>
          </table:table-cell>
          <table:table-cell table:formula="of:=[.Y16]*[.S16]" office:value-type="float" office:value="21.4207269242637" calcext:value-type="float">
            <text:p>21.4207269243</text:p>
          </table:table-cell>
          <table:table-cell table:formula="of:=[.AB16]*[.Z16]" office:value-type="float" office:value="0.0000437785154352302" calcext:value-type="float">
            <text:p>4.37785154352302E-005</text:p>
          </table:table-cell>
          <table:table-cell table:style-name="ce2"/>
          <table:table-cell table:style-name="ce2" table:formula="of:=[.B16]" office:value-type="time" office:time-value="PT09H57M00S" calcext:value-type="time">
            <text:p>09:57:00 AM</text:p>
          </table:table-cell>
          <table:table-cell/>
          <table:table-cell table:formula="of:=[.AC16]" office:value-type="float" office:value="21.4207269242637" calcext:value-type="float">
            <text:p>21.4207269243</text:p>
          </table:table-cell>
          <table:table-cell table:formula="of:=[.AD16]" office:value-type="float" office:value="0.0000437785154352302" calcext:value-type="float">
            <text:p>4.37785154352302E-005</text:p>
          </table:table-cell>
          <table:table-cell/>
          <table:table-cell table:formula="of:=[.AD16]" office:value-type="float" office:value="0.0000437785154352302" calcext:value-type="float">
            <text:p>4.38E-05</text:p>
          </table:table-cell>
        </table:table-row>
        <table:table-row table:style-name="ro1">
          <table:covered-table-cell/>
          <table:table-cell table:style-name="ce2" office:value-type="time" office:time-value="PT10H03M00S" calcext:value-type="time">
            <text:p>10:03:00 AM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103.36" calcext:value-type="float">
            <text:p>103.36</text:p>
          </table:table-cell>
          <table:table-cell office:value-type="float" office:value="118.968" calcext:value-type="float">
            <text:p>118.968</text:p>
          </table:table-cell>
          <table:table-cell office:value-type="float" office:value="0.2" calcext:value-type="float">
            <text:p>0.2</text:p>
          </table:table-cell>
          <table:table-cell office:value-type="float" office:value="2202.431" calcext:value-type="float">
            <text:p>2202.431</text:p>
          </table:table-cell>
          <table:table-cell office:value-type="float" office:value="5685.544" calcext:value-type="float">
            <text:p>5685.544</text:p>
          </table:table-cell>
          <table:table-cell office:value-type="float" office:value="7217.687" calcext:value-type="float">
            <text:p>7217.687</text:p>
          </table:table-cell>
          <table:table-cell office:value-type="float" office:value="475.687" calcext:value-type="float">
            <text:p>475.687</text:p>
          </table:table-cell>
          <table:table-cell office:value-type="float" office:value="63.668" calcext:value-type="float">
            <text:p>63.668</text:p>
          </table:table-cell>
          <table:table-cell office:value-type="float" office:value="51.12" calcext:value-type="float">
            <text:p>51.12</text:p>
          </table:table-cell>
          <table:table-cell office:value-type="float" office:value="1488.146" calcext:value-type="float">
            <text:p>1488.146</text:p>
          </table:table-cell>
          <table:table-cell office:value-type="float" office:value="1176.937" calcext:value-type="float">
            <text:p>1176.937</text:p>
          </table:table-cell>
          <table:table-cell office:value-type="float" office:value="-311.209" calcext:value-type="float">
            <text:p>-311.209</text:p>
          </table:table-cell>
          <table:table-cell office:value-type="float" office:value="15609.606" calcext:value-type="float">
            <text:p>15609.606</text:p>
          </table:table-cell>
          <table:table-cell office:value-type="float" office:value="317.284" calcext:value-type="float">
            <text:p>317.284</text:p>
          </table:table-cell>
          <table:table-cell office:value-type="float" office:value="5569.051" calcext:value-type="float">
            <text:p>5569.051</text:p>
          </table:table-cell>
          <table:table-cell office:value-type="float" office:value="109.9262" calcext:value-type="float">
            <text:p>109.92620</text:p>
          </table:table-cell>
          <table:table-cell office:value-type="float" office:value="88.266" calcext:value-type="float">
            <text:p>88.266</text:p>
          </table:table-cell>
          <table:table-cell office:value-type="float" office:value="89.34" calcext:value-type="float">
            <text:p>89.34</text:p>
          </table:table-cell>
          <table:table-cell office:value-type="float" office:value="121.817" calcext:value-type="float">
            <text:p>121.817</text:p>
          </table:table-cell>
          <table:table-cell office:value-type="float" office:value="100.392" calcext:value-type="float">
            <text:p>100.392</text:p>
          </table:table-cell>
          <table:table-cell office:value-type="float" office:value="97.86" calcext:value-type="float">
            <text:p>97.86</text:p>
          </table:table-cell>
          <table:table-cell office:value-type="float" office:value="0.1288602471" calcext:value-type="float">
            <text:p>0.1288602471</text:p>
          </table:table-cell>
          <table:table-cell office:value-type="float" office:value="0.0086871283" calcext:value-type="float">
            <text:p>0.0086871283</text:p>
          </table:table-cell>
          <table:table-cell office:value-type="float" office:value="0.0090406873" calcext:value-type="float">
            <text:p>0.0090406873</text:p>
          </table:table-cell>
          <table:table-cell office:value-type="float" office:value="0.0053174856" calcext:value-type="float">
            <text:p>0.0053174856</text:p>
          </table:table-cell>
          <table:table-cell table:formula="of:=[.Y17]*[.S17]" office:value-type="float" office:value="14.165117294764" calcext:value-type="float">
            <text:p>14.1651172948</text:p>
          </table:table-cell>
          <table:table-cell table:formula="of:=[.AB17]*[.Z17]" office:value-type="float" office:value="0.0000461936796406025" calcext:value-type="float">
            <text:p>4.61936796406025E-005</text:p>
          </table:table-cell>
          <table:table-cell table:style-name="ce2"/>
          <table:table-cell table:style-name="ce2" table:formula="of:=[.B17]" office:value-type="time" office:time-value="PT10H03M00S" calcext:value-type="time">
            <text:p>10:03:00 AM</text:p>
          </table:table-cell>
          <table:table-cell/>
          <table:table-cell table:formula="of:=[.AC17]" office:value-type="float" office:value="14.165117294764" calcext:value-type="float">
            <text:p>14.1651172948</text:p>
          </table:table-cell>
          <table:table-cell table:formula="of:=[.AD17]" office:value-type="float" office:value="0.0000461936796406025" calcext:value-type="float">
            <text:p>4.61936796406025E-005</text:p>
          </table:table-cell>
          <table:table-cell/>
          <table:table-cell table:formula="of:=[.AD17]" office:value-type="float" office:value="0.0000461936796406025" calcext:value-type="float">
            <text:p>4.62E-05</text:p>
          </table:table-cell>
        </table:table-row>
        <table:table-row table:style-name="ro1">
          <table:covered-table-cell/>
          <table:table-cell table:style-name="ce2" office:value-type="time" office:time-value="PT10H12M00S" calcext:value-type="time">
            <text:p>10:12:00 AM</text:p>
          </table:table-cell>
          <table:table-cell office:value-type="float" office:value="101.662" calcext:value-type="float">
            <text:p>101.662</text:p>
          </table:table-cell>
          <table:table-cell office:value-type="float" office:value="98.307" calcext:value-type="float">
            <text:p>98.307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0.144" calcext:value-type="float">
            <text:p>0.144</text:p>
          </table:table-cell>
          <table:table-cell office:value-type="float" office:value="2185.732" calcext:value-type="float">
            <text:p>2185.732</text:p>
          </table:table-cell>
          <table:table-cell office:value-type="float" office:value="3772.839" calcext:value-type="float">
            <text:p>3772.839</text:p>
          </table:table-cell>
          <table:table-cell office:value-type="float" office:value="5392.304" calcext:value-type="float">
            <text:p>5392.304</text:p>
          </table:table-cell>
          <table:table-cell office:value-type="float" office:value="370.336" calcext:value-type="float">
            <text:p>370.336</text:p>
          </table:table-cell>
          <table:table-cell office:value-type="float" office:value="68.635" calcext:value-type="float">
            <text:p>68.635</text:p>
          </table:table-cell>
          <table:table-cell office:value-type="float" office:value="49.403" calcext:value-type="float">
            <text:p>49.403</text:p>
          </table:table-cell>
          <table:table-cell office:value-type="float" office:value="1480.034" calcext:value-type="float">
            <text:p>1480.034</text:p>
          </table:table-cell>
          <table:table-cell office:value-type="float" office:value="1155.637" calcext:value-type="float">
            <text:p>1155.637</text:p>
          </table:table-cell>
          <table:table-cell office:value-type="float" office:value="-324.396" calcext:value-type="float">
            <text:p>-324.396</text:p>
          </table:table-cell>
          <table:table-cell office:value-type="float" office:value="15327.118" calcext:value-type="float">
            <text:p>15327.118</text:p>
          </table:table-cell>
          <table:table-cell office:value-type="float" office:value="310.926" calcext:value-type="float">
            <text:p>310.926</text:p>
          </table:table-cell>
          <table:table-cell office:value-type="float" office:value="3142.385" calcext:value-type="float">
            <text:p>3142.385</text:p>
          </table:table-cell>
          <table:table-cell office:value-type="float" office:value="72.7052" calcext:value-type="float">
            <text:p>72.70520</text:p>
          </table:table-cell>
          <table:table-cell office:value-type="float" office:value="45.826" calcext:value-type="float">
            <text:p>45.826</text:p>
          </table:table-cell>
          <table:table-cell office:value-type="float" office:value="46.136" calcext:value-type="float">
            <text:p>46.136</text:p>
          </table:table-cell>
          <table:table-cell office:value-type="float" office:value="89.76" calcext:value-type="float">
            <text:p>89.76</text:p>
          </table:table-cell>
          <table:table-cell office:value-type="float" office:value="65.969" calcext:value-type="float">
            <text:p>65.969</text:p>
          </table:table-cell>
          <table:table-cell office:value-type="float" office:value="56.021" calcext:value-type="float">
            <text:p>56.021</text:p>
          </table:table-cell>
          <table:table-cell office:value-type="float" office:value="0.092408754" calcext:value-type="float">
            <text:p>0.092408754</text:p>
          </table:table-cell>
          <table:table-cell office:value-type="float" office:value="0.0094334895" calcext:value-type="float">
            <text:p>0.0094334895</text:p>
          </table:table-cell>
          <table:table-cell office:value-type="float" office:value="0.010252678" calcext:value-type="float">
            <text:p>0.010252678</text:p>
          </table:table-cell>
          <table:table-cell office:value-type="float" office:value="0.0053174856" calcext:value-type="float">
            <text:p>0.0053174856</text:p>
          </table:table-cell>
          <table:table-cell table:formula="of:=[.Y18]*[.S18]" office:value-type="float" office:value="6.7185969413208" calcext:value-type="float">
            <text:p>6.7185969413</text:p>
          </table:table-cell>
          <table:table-cell table:formula="of:=[.AB18]*[.Z18]" office:value-type="float" office:value="0.0000501624445740012" calcext:value-type="float">
            <text:p>5.01624445740012E-005</text:p>
          </table:table-cell>
          <table:table-cell table:style-name="ce2"/>
          <table:table-cell table:style-name="ce2" table:formula="of:=[.B18]" office:value-type="time" office:time-value="PT10H12M00S" calcext:value-type="time">
            <text:p>10:12:00 AM</text:p>
          </table:table-cell>
          <table:table-cell/>
          <table:table-cell table:formula="of:=[.AC18]" office:value-type="float" office:value="6.7185969413208" calcext:value-type="float">
            <text:p>6.7185969413</text:p>
          </table:table-cell>
          <table:table-cell table:formula="of:=[.AD18]" office:value-type="float" office:value="0.0000501624445740012" calcext:value-type="float">
            <text:p>5.01624445740012E-005</text:p>
          </table:table-cell>
          <table:table-cell/>
          <table:table-cell table:formula="of:=[.AD18]" office:value-type="float" office:value="0.0000501624445740012" calcext:value-type="float">
            <text:p>5.02E-05</text:p>
          </table:table-cell>
        </table:table-row>
        <table:table-row table:style-name="ro1">
          <table:covered-table-cell/>
          <table:table-cell table:style-name="ce2" office:value-type="time" office:time-value="PT10H14M00S" calcext:value-type="time">
            <text:p>10:14:00 AM</text:p>
          </table:table-cell>
          <table:table-cell office:value-type="float" office:value="100.185" calcext:value-type="float">
            <text:p>100.185</text:p>
          </table:table-cell>
          <table:table-cell office:value-type="float" office:value="96.793" calcext:value-type="float">
            <text:p>96.793</text:p>
          </table:table-cell>
          <table:table-cell office:value-type="float" office:value="120.734" calcext:value-type="float">
            <text:p>120.734</text:p>
          </table:table-cell>
          <table:table-cell office:value-type="float" office:value="0.141" calcext:value-type="float">
            <text:p>0.141</text:p>
          </table:table-cell>
          <table:table-cell office:value-type="float" office:value="2180.255" calcext:value-type="float">
            <text:p>2180.255</text:p>
          </table:table-cell>
          <table:table-cell office:value-type="float" office:value="3570.563" calcext:value-type="float">
            <text:p>3570.563</text:p>
          </table:table-cell>
          <table:table-cell office:value-type="float" office:value="5218.48" calcext:value-type="float">
            <text:p>5218.48</text:p>
          </table:table-cell>
          <table:table-cell office:value-type="float" office:value="359.666" calcext:value-type="float">
            <text:p>359.666</text:p>
          </table:table-cell>
          <table:table-cell office:value-type="float" office:value="70.568" calcext:value-type="float">
            <text:p>70.568</text:p>
          </table:table-cell>
          <table:table-cell office:value-type="float" office:value="49.749" calcext:value-type="float">
            <text:p>49.749</text:p>
          </table:table-cell>
          <table:table-cell office:value-type="float" office:value="1503.012" calcext:value-type="float">
            <text:p>1503.012</text:p>
          </table:table-cell>
          <table:table-cell office:value-type="float" office:value="1137.256" calcext:value-type="float">
            <text:p>1137.256</text:p>
          </table:table-cell>
          <table:table-cell office:value-type="float" office:value="-365.756" calcext:value-type="float">
            <text:p>-365.756</text:p>
          </table:table-cell>
          <table:table-cell office:value-type="float" office:value="15083.329" calcext:value-type="float">
            <text:p>15083.329</text:p>
          </table:table-cell>
          <table:table-cell office:value-type="float" office:value="306.669" calcext:value-type="float">
            <text:p>306.669</text:p>
          </table:table-cell>
          <table:table-cell office:value-type="float" office:value="3012.83" calcext:value-type="float">
            <text:p>3012.83</text:p>
          </table:table-cell>
          <table:table-cell office:value-type="float" office:value="67.9436" calcext:value-type="float">
            <text:p>67.94360</text:p>
          </table:table-cell>
          <table:table-cell office:value-type="float" office:value="45.383" calcext:value-type="float">
            <text:p>45.383</text:p>
          </table:table-cell>
          <table:table-cell office:value-type="float" office:value="41.893" calcext:value-type="float">
            <text:p>41.893</text:p>
          </table:table-cell>
          <table:table-cell office:value-type="float" office:value="86.748" calcext:value-type="float">
            <text:p>86.748</text:p>
          </table:table-cell>
          <table:table-cell office:value-type="float" office:value="62.452" calcext:value-type="float">
            <text:p>62.452</text:p>
          </table:table-cell>
          <table:table-cell office:value-type="float" office:value="51.779" calcext:value-type="float">
            <text:p>51.779</text:p>
          </table:table-cell>
          <table:table-cell office:value-type="float" office:value="0.0910594141" calcext:value-type="float">
            <text:p>0.0910594141</text:p>
          </table:table-cell>
          <table:table-cell office:value-type="float" office:value="0.0095004038" calcext:value-type="float">
            <text:p>0.0095004038</text:p>
          </table:table-cell>
          <table:table-cell office:value-type="float" office:value="0.010433926" calcext:value-type="float">
            <text:p>0.010433926</text:p>
          </table:table-cell>
          <table:table-cell office:value-type="float" office:value="0.0053174856" calcext:value-type="float">
            <text:p>0.0053174856</text:p>
          </table:table-cell>
          <table:table-cell table:formula="of:=[.Y19]*[.S19]" office:value-type="float" office:value="6.18690440784476" calcext:value-type="float">
            <text:p>6.1869044078</text:p>
          </table:table-cell>
          <table:table-cell table:formula="of:=[.AB19]*[.Z19]" office:value-type="float" office:value="0.0000505182604006853" calcext:value-type="float">
            <text:p>5.05182604006853E-005</text:p>
          </table:table-cell>
          <table:table-cell table:style-name="ce2"/>
          <table:table-cell table:style-name="ce2" table:formula="of:=[.B19]" office:value-type="time" office:time-value="PT10H14M00S" calcext:value-type="time">
            <text:p>10:14:00 AM</text:p>
          </table:table-cell>
          <table:table-cell/>
          <table:table-cell table:formula="of:=[.AC19]" office:value-type="float" office:value="6.18690440784476" calcext:value-type="float">
            <text:p>6.1869044078</text:p>
          </table:table-cell>
          <table:table-cell table:formula="of:=[.AD19]" office:value-type="float" office:value="0.0000505182604006853" calcext:value-type="float">
            <text:p>5.05182604006853E-005</text:p>
          </table:table-cell>
          <table:table-cell/>
          <table:table-cell table:formula="of:=[.AD19]" office:value-type="float" office:value="0.0000505182604006853" calcext:value-type="float">
            <text:p>5.05E-05</text:p>
          </table:table-cell>
        </table:table-row>
        <table:table-row table:style-name="ro1" table:number-rows-repeated="2">
          <table:table-cell table:number-columns-repeated="31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2">
            <text:p>Pr=40</text:p>
          </table:table-cell>
          <table:covered-table-cell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m</text:p>
          </table:table-cell>
          <table:table-cell office:value-type="string" calcext:value-type="string">
            <text:p>Tm_i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Re_m</text:p>
          </table:table-cell>
          <table:table-cell office:value-type="string" calcext:value-type="string">
            <text:p>Re_w</text:p>
          </table:table-cell>
          <table:table-cell office:value-type="string" calcext:value-type="string">
            <text:p>ReTau</text:p>
          </table:table-cell>
          <table:table-cell office:value-type="string" calcext:value-type="string">
            <text:p>Pr_m</text:p>
          </table:table-cell>
          <table:table-cell office:value-type="string" calcext:value-type="string">
            <text:p>Pr_w</text:p>
          </table:table-cell>
          <table:table-cell office:value-type="string" calcext:value-type="string">
            <text:p>P_MS</text:p>
          </table:table-cell>
          <table:table-cell office:value-type="string" calcext:value-type="string">
            <text:p>Qin_out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u_QmdotCpDt_m</text:p>
          </table:table-cell>
          <table:table-cell office:value-type="string" calcext:value-type="string">
            <text:p>Nu_Pt100</text:p>
          </table:table-cell>
          <table:table-cell office:value-type="string" calcext:value-type="string">
            <text:p>Nu_fit</text:p>
          </table:table-cell>
          <table:table-cell office:value-type="string" calcext:value-type="string">
            <text:p>NuGnie</text:p>
          </table:table-cell>
          <table:table-cell office:value-type="string" calcext:value-type="string">
            <text:p>NuGnie1000</text:p>
          </table:table-cell>
          <table:table-cell office:value-type="string" calcext:value-type="string">
            <text:p>Nu_m_Gnie</text:p>
          </table:table-cell>
          <table:table-cell office:value-type="string" calcext:value-type="string">
            <text:p>DNu_Nu</text:p>
          </table:table-cell>
          <table:table-cell office:value-type="string" calcext:value-type="string">
            <text:p>cf_M</text:p>
          </table:table-cell>
          <table:table-cell office:value-type="string" calcext:value-type="string">
            <text:p>cf_Pet</text:p>
          </table:table-cell>
          <table:table-cell office:value-type="string" calcext:value-type="string">
            <text:p>Dcf_cf</text:p>
          </table:table-cell>
          <table:table-cell office:value-type="string" calcext:value-type="string">
            <text:p>ErrorNu</text:p>
          </table:table-cell>
          <table:table-cell office:value-type="string" calcext:value-type="string">
            <text:p>ErroCf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11.10.2017</text:p>
          </table:table-cell>
          <table:table-cell table:style-name="ce2" office:value-type="time" office:time-value="PT10H38M00S" calcext:value-type="time">
            <text:p>10:38:00 AM</text:p>
          </table:table-cell>
          <table:table-cell office:value-type="float" office:value="132.587" calcext:value-type="float">
            <text:p>132.587</text:p>
          </table:table-cell>
          <table:table-cell office:value-type="float" office:value="131.34" calcext:value-type="float">
            <text:p>131.34</text:p>
          </table:table-cell>
          <table:table-cell office:value-type="float" office:value="138.666" calcext:value-type="float">
            <text:p>138.666</text:p>
          </table:table-cell>
          <table:table-cell office:value-type="float" office:value="0.34" calcext:value-type="float">
            <text:p>0.34</text:p>
          </table:table-cell>
          <table:table-cell office:value-type="float" office:value="2302.734" calcext:value-type="float">
            <text:p>2302.734</text:p>
          </table:table-cell>
          <table:table-cell office:value-type="float" office:value="15558.892" calcext:value-type="float">
            <text:p>15558.892</text:p>
          </table:table-cell>
          <table:table-cell office:value-type="float" office:value="16997.181" calcext:value-type="float">
            <text:p>16997.181</text:p>
          </table:table-cell>
          <table:table-cell office:value-type="float" office:value="1000.539" calcext:value-type="float">
            <text:p>1000.539</text:p>
          </table:table-cell>
          <table:table-cell office:value-type="float" office:value="41.951" calcext:value-type="float">
            <text:p>41.951</text:p>
          </table:table-cell>
          <table:table-cell office:value-type="float" office:value="38.725" calcext:value-type="float">
            <text:p>38.725</text:p>
          </table:table-cell>
          <table:table-cell office:value-type="float" office:value="1530.943" calcext:value-type="float">
            <text:p>1530.943</text:p>
          </table:table-cell>
          <table:table-cell office:value-type="float" office:value="1145.61" calcext:value-type="float">
            <text:p>1145.61</text:p>
          </table:table-cell>
          <table:table-cell office:value-type="float" office:value="-385.333" calcext:value-type="float">
            <text:p>-385.333</text:p>
          </table:table-cell>
          <table:table-cell office:value-type="float" office:value="15194.125" calcext:value-type="float">
            <text:p>15194.125</text:p>
          </table:table-cell>
          <table:table-cell office:value-type="float" office:value="401.924" calcext:value-type="float">
            <text:p>401.924</text:p>
          </table:table-cell>
          <table:table-cell office:value-type="float" office:value="13107.288" calcext:value-type="float">
            <text:p>13107.288</text:p>
          </table:table-cell>
          <table:table-cell office:value-type="float" office:value="235.6827" calcext:value-type="float">
            <text:p>235.68270</text:p>
          </table:table-cell>
          <table:table-cell office:value-type="float" office:value="221.163" calcext:value-type="float">
            <text:p>221.163</text:p>
          </table:table-cell>
          <table:table-cell office:value-type="float" office:value="228.523" calcext:value-type="float">
            <text:p>228.523</text:p>
          </table:table-cell>
          <table:table-cell office:value-type="float" office:value="244.144" calcext:value-type="float">
            <text:p>244.144</text:p>
          </table:table-cell>
          <table:table-cell office:value-type="float" office:value="228.452" calcext:value-type="float">
            <text:p>228.452</text:p>
          </table:table-cell>
          <table:table-cell office:value-type="float" office:value="275.521" calcext:value-type="float">
            <text:p>275.521</text:p>
          </table:table-cell>
          <table:table-cell office:value-type="float" office:value="0.2533038662" calcext:value-type="float">
            <text:p>0.2533038662</text:p>
          </table:table-cell>
          <table:table-cell office:value-type="float" office:value="0.0069301516" calcext:value-type="float">
            <text:p>0.0069301516</text:p>
          </table:table-cell>
          <table:table-cell office:value-type="float" office:value="0.006840167" calcext:value-type="float">
            <text:p>0.006840167</text:p>
          </table:table-cell>
          <table:table-cell office:value-type="float" office:value="0.0053174856" calcext:value-type="float">
            <text:p>0.0053174856</text:p>
          </table:table-cell>
          <table:table-cell table:formula="of:=[.Y25]*[.S25]" office:value-type="float" office:value="59.6993391064548" calcext:value-type="float">
            <text:p>59.6993391065</text:p>
          </table:table-cell>
          <table:table-cell table:formula="of:=[.AB25]*[.Z25]" office:value-type="float" office:value="0.000036850981338817" calcext:value-type="float">
            <text:p>0.000036851</text:p>
          </table:table-cell>
          <table:table-cell table:style-name="ce2"/>
          <table:table-cell table:style-name="ce2" table:formula="of:=[.B25]" office:value-type="time" office:time-value="PT10H38M00S" calcext:value-type="time">
            <text:p>10:38:00 AM</text:p>
          </table:table-cell>
          <table:table-cell/>
          <table:table-cell table:formula="of:=[.AC25]" office:value-type="float" office:value="59.6993391064548" calcext:value-type="float">
            <text:p>59.6993391065</text:p>
          </table:table-cell>
          <table:table-cell table:formula="of:=[.AD25]" office:value-type="float" office:value="0.000036850981338817" calcext:value-type="float">
            <text:p>0.000036851</text:p>
          </table:table-cell>
          <table:table-cell/>
          <table:table-cell table:formula="of:=[.AD25]" office:value-type="float" office:value="0.000036850981338817" calcext:value-type="float">
            <text:p>3.69E-05</text:p>
          </table:table-cell>
        </table:table-row>
        <table:table-row table:style-name="ro1">
          <table:covered-table-cell/>
          <table:table-cell table:style-name="ce2" office:value-type="time" office:time-value="PT10H41M00S" calcext:value-type="time">
            <text:p>10:41:00 AM</text:p>
          </table:table-cell>
          <table:table-cell office:value-type="float" office:value="132.743" calcext:value-type="float">
            <text:p>132.743</text:p>
          </table:table-cell>
          <table:table-cell office:value-type="float" office:value="131.135" calcext:value-type="float">
            <text:p>131.135</text:p>
          </table:table-cell>
          <table:table-cell office:value-type="float" office:value="140.153" calcext:value-type="float">
            <text:p>140.153</text:p>
          </table:table-cell>
          <table:table-cell office:value-type="float" office:value="0.289" calcext:value-type="float">
            <text:p>0.289</text:p>
          </table:table-cell>
          <table:table-cell office:value-type="float" office:value="2302.637" calcext:value-type="float">
            <text:p>2302.637</text:p>
          </table:table-cell>
          <table:table-cell office:value-type="float" office:value="13258.505" calcext:value-type="float">
            <text:p>13258.505</text:p>
          </table:table-cell>
          <table:table-cell office:value-type="float" office:value="14755.741" calcext:value-type="float">
            <text:p>14755.741</text:p>
          </table:table-cell>
          <table:table-cell office:value-type="float" office:value="886.022" calcext:value-type="float">
            <text:p>886.022</text:p>
          </table:table-cell>
          <table:table-cell office:value-type="float" office:value="41.863" calcext:value-type="float">
            <text:p>41.863</text:p>
          </table:table-cell>
          <table:table-cell office:value-type="float" office:value="38.001" calcext:value-type="float">
            <text:p>38.001</text:p>
          </table:table-cell>
          <table:table-cell office:value-type="float" office:value="1613.228" calcext:value-type="float">
            <text:p>1613.228</text:p>
          </table:table-cell>
          <table:table-cell office:value-type="float" office:value="1210.808" calcext:value-type="float">
            <text:p>1210.808</text:p>
          </table:table-cell>
          <table:table-cell office:value-type="float" office:value="-402.42" calcext:value-type="float">
            <text:p>-402.42</text:p>
          </table:table-cell>
          <table:table-cell office:value-type="float" office:value="16058.84" calcext:value-type="float">
            <text:p>16058.84</text:p>
          </table:table-cell>
          <table:table-cell office:value-type="float" office:value="403.971" calcext:value-type="float">
            <text:p>403.971</text:p>
          </table:table-cell>
          <table:table-cell office:value-type="float" office:value="9856.335" calcext:value-type="float">
            <text:p>9856.335</text:p>
          </table:table-cell>
          <table:table-cell office:value-type="float" office:value="204.3736" calcext:value-type="float">
            <text:p>204.37360</text:p>
          </table:table-cell>
          <table:table-cell office:value-type="float" office:value="179.807" calcext:value-type="float">
            <text:p>179.807</text:p>
          </table:table-cell>
          <table:table-cell office:value-type="float" office:value="194.006" calcext:value-type="float">
            <text:p>194.006</text:p>
          </table:table-cell>
          <table:table-cell office:value-type="float" office:value="213.154" calcext:value-type="float">
            <text:p>213.154</text:p>
          </table:table-cell>
          <table:table-cell office:value-type="float" office:value="197.077" calcext:value-type="float">
            <text:p>197.077</text:p>
          </table:table-cell>
          <table:table-cell office:value-type="float" office:value="231.075" calcext:value-type="float">
            <text:p>231.075</text:p>
          </table:table-cell>
          <table:table-cell office:value-type="float" office:value="0.1977703957" calcext:value-type="float">
            <text:p>0.1977703957</text:p>
          </table:table-cell>
          <table:table-cell office:value-type="float" office:value="0.0072110034" calcext:value-type="float">
            <text:p>0.0072110034</text:p>
          </table:table-cell>
          <table:table-cell office:value-type="float" office:value="0.007132219" calcext:value-type="float">
            <text:p>0.007132219</text:p>
          </table:table-cell>
          <table:table-cell office:value-type="float" office:value="0.0053174856" calcext:value-type="float">
            <text:p>0.0053174856</text:p>
          </table:table-cell>
          <table:table-cell table:formula="of:=[.Y26]*[.S26]" office:value-type="float" office:value="40.4190477426335" calcext:value-type="float">
            <text:p>40.4190477426</text:p>
          </table:table-cell>
          <table:table-cell table:formula="of:=[.AB26]*[.Z26]" office:value-type="float" office:value="0.000038344406741051" calcext:value-type="float">
            <text:p>3.8344406741051E-005</text:p>
          </table:table-cell>
          <table:table-cell table:style-name="ce2"/>
          <table:table-cell table:style-name="ce2" table:formula="of:=[.B26]" office:value-type="time" office:time-value="PT10H41M00S" calcext:value-type="time">
            <text:p>10:41:00 AM</text:p>
          </table:table-cell>
          <table:table-cell/>
          <table:table-cell table:formula="of:=[.AC26]" office:value-type="float" office:value="40.4190477426335" calcext:value-type="float">
            <text:p>40.4190477426</text:p>
          </table:table-cell>
          <table:table-cell table:formula="of:=[.AD26]" office:value-type="float" office:value="0.000038344406741051" calcext:value-type="float">
            <text:p>3.8344406741051E-005</text:p>
          </table:table-cell>
          <table:table-cell/>
          <table:table-cell table:formula="of:=[.AD26]" office:value-type="float" office:value="0.000038344406741051" calcext:value-type="float">
            <text:p>3.83E-05</text:p>
          </table:table-cell>
        </table:table-row>
        <table:table-row table:style-name="ro1">
          <table:covered-table-cell/>
          <table:table-cell table:style-name="ce2" office:value-type="time" office:time-value="PT10H43M00S" calcext:value-type="time">
            <text:p>10:43:00 AM</text:p>
          </table:table-cell>
          <table:table-cell office:value-type="float" office:value="133.026" calcext:value-type="float">
            <text:p>133.026</text:p>
          </table:table-cell>
          <table:table-cell office:value-type="float" office:value="131.041" calcext:value-type="float">
            <text:p>131.041</text:p>
          </table:table-cell>
          <table:table-cell office:value-type="float" office:value="141.937" calcext:value-type="float">
            <text:p>141.937</text:p>
          </table:table-cell>
          <table:table-cell office:value-type="float" office:value="0.24" calcext:value-type="float">
            <text:p>0.24</text:p>
          </table:table-cell>
          <table:table-cell office:value-type="float" office:value="2302.981" calcext:value-type="float">
            <text:p>2302.981</text:p>
          </table:table-cell>
          <table:table-cell office:value-type="float" office:value="11053.373" calcext:value-type="float">
            <text:p>11053.373</text:p>
          </table:table-cell>
          <table:table-cell office:value-type="float" office:value="12556.601" calcext:value-type="float">
            <text:p>12556.601</text:p>
          </table:table-cell>
          <table:table-cell office:value-type="float" office:value="758.582" calcext:value-type="float">
            <text:p>758.582</text:p>
          </table:table-cell>
          <table:table-cell office:value-type="float" office:value="41.703" calcext:value-type="float">
            <text:p>41.703</text:p>
          </table:table-cell>
          <table:table-cell office:value-type="float" office:value="37.164" calcext:value-type="float">
            <text:p>37.164</text:p>
          </table:table-cell>
          <table:table-cell office:value-type="float" office:value="1651.981" calcext:value-type="float">
            <text:p>1651.981</text:p>
          </table:table-cell>
          <table:table-cell office:value-type="float" office:value="1212.314" calcext:value-type="float">
            <text:p>1212.314</text:p>
          </table:table-cell>
          <table:table-cell office:value-type="float" office:value="-439.668" calcext:value-type="float">
            <text:p>-439.668</text:p>
          </table:table-cell>
          <table:table-cell office:value-type="float" office:value="16078.81" calcext:value-type="float">
            <text:p>16078.81</text:p>
          </table:table-cell>
          <table:table-cell office:value-type="float" office:value="407.234" calcext:value-type="float">
            <text:p>407.234</text:p>
          </table:table-cell>
          <table:table-cell office:value-type="float" office:value="6874.693" calcext:value-type="float">
            <text:p>6874.693</text:p>
          </table:table-cell>
          <table:table-cell office:value-type="float" office:value="170.1752" calcext:value-type="float">
            <text:p>170.17520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164.65" calcext:value-type="float">
            <text:p>164.65</text:p>
          </table:table-cell>
          <table:table-cell office:value-type="float" office:value="182.67" calcext:value-type="float">
            <text:p>182.67</text:p>
          </table:table-cell>
          <table:table-cell office:value-type="float" office:value="166.144" calcext:value-type="float">
            <text:p>166.144</text:p>
          </table:table-cell>
          <table:table-cell office:value-type="float" office:value="188.292" calcext:value-type="float">
            <text:p>188.292</text:p>
          </table:table-cell>
          <table:table-cell office:value-type="float" office:value="0.1607561472" calcext:value-type="float">
            <text:p>0.1607561472</text:p>
          </table:table-cell>
          <table:table-cell office:value-type="float" office:value="0.0072994397" calcext:value-type="float">
            <text:p>0.0072994397</text:p>
          </table:table-cell>
          <table:table-cell office:value-type="float" office:value="0.0074875759" calcext:value-type="float">
            <text:p>0.0074875759</text:p>
          </table:table-cell>
          <table:table-cell office:value-type="float" office:value="0.0053174856" calcext:value-type="float">
            <text:p>0.0053174856</text:p>
          </table:table-cell>
          <table:table-cell table:formula="of:=[.Y27]*[.S27]" office:value-type="float" office:value="27.3567095009894" calcext:value-type="float">
            <text:p>27.356709501</text:p>
          </table:table-cell>
          <table:table-cell table:formula="of:=[.AB27]*[.Z27]" office:value-type="float" office:value="0.0000388146654928183" calcext:value-type="float">
            <text:p>3.88146654928183E-005</text:p>
          </table:table-cell>
          <table:table-cell table:style-name="ce2"/>
          <table:table-cell table:style-name="ce2" table:formula="of:=[.B27]" office:value-type="time" office:time-value="PT10H43M00S" calcext:value-type="time">
            <text:p>10:43:00 AM</text:p>
          </table:table-cell>
          <table:table-cell/>
          <table:table-cell table:formula="of:=[.AC27]" office:value-type="float" office:value="27.3567095009894" calcext:value-type="float">
            <text:p>27.356709501</text:p>
          </table:table-cell>
          <table:table-cell table:formula="of:=[.AD27]" office:value-type="float" office:value="0.0000388146654928183" calcext:value-type="float">
            <text:p>3.88146654928183E-005</text:p>
          </table:table-cell>
          <table:table-cell/>
          <table:table-cell table:formula="of:=[.AD27]" office:value-type="float" office:value="0.0000388146654928183" calcext:value-type="float">
            <text:p>3.88E-05</text:p>
          </table:table-cell>
        </table:table-row>
        <table:table-row table:style-name="ro1">
          <table:covered-table-cell/>
          <table:table-cell table:style-name="ce2" office:value-type="time" office:time-value="PT10H45M00S" calcext:value-type="time">
            <text:p>10:45:00 AM</text:p>
          </table:table-cell>
          <table:table-cell office:value-type="float" office:value="133.551" calcext:value-type="float">
            <text:p>133.551</text:p>
          </table:table-cell>
          <table:table-cell office:value-type="float" office:value="130.939" calcext:value-type="float">
            <text:p>130.939</text:p>
          </table:table-cell>
          <table:table-cell office:value-type="float" office:value="144.731" calcext:value-type="float">
            <text:p>144.731</text:p>
          </table:table-cell>
          <table:table-cell office:value-type="float" office:value="0.189" calcext:value-type="float">
            <text:p>0.189</text:p>
          </table:table-cell>
          <table:table-cell office:value-type="float" office:value="2303.798" calcext:value-type="float">
            <text:p>2303.798</text:p>
          </table:table-cell>
          <table:table-cell office:value-type="float" office:value="8802.144" calcext:value-type="float">
            <text:p>8802.144</text:p>
          </table:table-cell>
          <table:table-cell office:value-type="float" office:value="10305.546" calcext:value-type="float">
            <text:p>10305.546</text:p>
          </table:table-cell>
          <table:table-cell office:value-type="float" office:value="628.536" calcext:value-type="float">
            <text:p>628.536</text:p>
          </table:table-cell>
          <table:table-cell office:value-type="float" office:value="41.409" calcext:value-type="float">
            <text:p>41.409</text:p>
          </table:table-cell>
          <table:table-cell office:value-type="float" office:value="35.916" calcext:value-type="float">
            <text:p>35.916</text:p>
          </table:table-cell>
          <table:table-cell office:value-type="float" office:value="1633.117" calcext:value-type="float">
            <text:p>1633.117</text:p>
          </table:table-cell>
          <table:table-cell office:value-type="float" office:value="1241.441" calcext:value-type="float">
            <text:p>1241.441</text:p>
          </table:table-cell>
          <table:table-cell office:value-type="float" office:value="-391.676" calcext:value-type="float">
            <text:p>-391.676</text:p>
          </table:table-cell>
          <table:table-cell office:value-type="float" office:value="16465.12" calcext:value-type="float">
            <text:p>16465.12</text:p>
          </table:table-cell>
          <table:table-cell office:value-type="float" office:value="412.992" calcext:value-type="float">
            <text:p>412.992</text:p>
          </table:table-cell>
          <table:table-cell office:value-type="float" office:value="4372.765" calcext:value-type="float">
            <text:p>4372.765</text:p>
          </table:table-cell>
          <table:table-cell office:value-type="float" office:value="138.9299" calcext:value-type="float">
            <text:p>138.92990</text:p>
          </table:table-cell>
          <table:table-cell office:value-type="float" office:value="125.898" calcext:value-type="float">
            <text:p>125.898</text:p>
          </table:table-cell>
          <table:table-cell office:value-type="float" office:value="132.297" calcext:value-type="float">
            <text:p>132.297</text:p>
          </table:table-cell>
          <table:table-cell office:value-type="float" office:value="150.656" calcext:value-type="float">
            <text:p>150.656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4.501" calcext:value-type="float">
            <text:p>144.501</text:p>
          </table:table-cell>
          <table:table-cell office:value-type="float" office:value="0.1229481778" calcext:value-type="float">
            <text:p>0.1229481778</text:p>
          </table:table-cell>
          <table:table-cell office:value-type="float" office:value="0.0074395623" calcext:value-type="float">
            <text:p>0.0074395623</text:p>
          </table:table-cell>
          <table:table-cell office:value-type="float" office:value="0.0079712008" calcext:value-type="float">
            <text:p>0.0079712008</text:p>
          </table:table-cell>
          <table:table-cell office:value-type="float" office:value="0.0053174856" calcext:value-type="float">
            <text:p>0.0053174856</text:p>
          </table:table-cell>
          <table:table-cell table:formula="of:=[.Y28]*[.S28]" office:value-type="float" office:value="17.0811780469362" calcext:value-type="float">
            <text:p>17.0811780469</text:p>
          </table:table-cell>
          <table:table-cell table:formula="of:=[.AB28]*[.Z28]" office:value-type="float" office:value="0.0000395597654005529" calcext:value-type="float">
            <text:p>3.95597654005529E-005</text:p>
          </table:table-cell>
          <table:table-cell table:style-name="ce2"/>
          <table:table-cell table:style-name="ce2" table:formula="of:=[.B28]" office:value-type="time" office:time-value="PT10H45M00S" calcext:value-type="time">
            <text:p>10:45:00 AM</text:p>
          </table:table-cell>
          <table:table-cell/>
          <table:table-cell table:formula="of:=[.AC28]" office:value-type="float" office:value="17.0811780469362" calcext:value-type="float">
            <text:p>17.0811780469</text:p>
          </table:table-cell>
          <table:table-cell table:formula="of:=[.AD28]" office:value-type="float" office:value="0.0000395597654005529" calcext:value-type="float">
            <text:p>3.95597654005529E-005</text:p>
          </table:table-cell>
          <table:table-cell/>
          <table:table-cell table:formula="of:=[.AD28]" office:value-type="float" office:value="0.0000395597654005529" calcext:value-type="float">
            <text:p>3.96E-05</text:p>
          </table:table-cell>
        </table:table-row>
        <table:table-row table:style-name="ro1">
          <table:covered-table-cell/>
          <table:table-cell table:style-name="ce2" office:value-type="time" office:time-value="PT10H48M00S" calcext:value-type="time">
            <text:p>10:48:00 AM</text:p>
          </table:table-cell>
          <table:table-cell office:value-type="float" office:value="134.319" calcext:value-type="float">
            <text:p>134.319</text:p>
          </table:table-cell>
          <table:table-cell office:value-type="float" office:value="131.029" calcext:value-type="float">
            <text:p>131.029</text:p>
          </table:table-cell>
          <table:table-cell office:value-type="float" office:value="147.986" calcext:value-type="float">
            <text:p>147.986</text:p>
          </table:table-cell>
          <table:table-cell office:value-type="float" office:value="0.146" calcext:value-type="float">
            <text:p>0.146</text:p>
          </table:table-cell>
          <table:table-cell office:value-type="float" office:value="2305.416" calcext:value-type="float">
            <text:p>2305.416</text:p>
          </table:table-cell>
          <table:table-cell office:value-type="float" office:value="6885.409" calcext:value-type="float">
            <text:p>6885.409</text:p>
          </table:table-cell>
          <table:table-cell office:value-type="float" office:value="8321.309" calcext:value-type="float">
            <text:p>8321.309</text:p>
          </table:table-cell>
          <table:table-cell office:value-type="float" office:value="546.508" calcext:value-type="float">
            <text:p>546.508</text:p>
          </table:table-cell>
          <table:table-cell office:value-type="float" office:value="40.986" calcext:value-type="float">
            <text:p>40.986</text:p>
          </table:table-cell>
          <table:table-cell office:value-type="float" office:value="34.553" calcext:value-type="float">
            <text:p>34.553</text:p>
          </table:table-cell>
          <table:table-cell office:value-type="float" office:value="1635.026" calcext:value-type="float">
            <text:p>1635.026</text:p>
          </table:table-cell>
          <table:table-cell office:value-type="float" office:value="1197.789" calcext:value-type="float">
            <text:p>1197.789</text:p>
          </table:table-cell>
          <table:table-cell office:value-type="float" office:value="-437.237" calcext:value-type="float">
            <text:p>-437.237</text:p>
          </table:table-cell>
          <table:table-cell office:value-type="float" office:value="15886.174" calcext:value-type="float">
            <text:p>15886.174</text:p>
          </table:table-cell>
          <table:table-cell office:value-type="float" office:value="420.066" calcext:value-type="float">
            <text:p>420.066</text:p>
          </table:table-cell>
          <table:table-cell office:value-type="float" office:value="3031.184" calcext:value-type="float">
            <text:p>3031.184</text:p>
          </table:table-cell>
          <table:table-cell office:value-type="float" office:value="109.7116" calcext:value-type="float">
            <text:p>109.71160</text:p>
          </table:table-cell>
          <table:table-cell office:value-type="float" office:value="95.723" calcext:value-type="float">
            <text:p>95.723</text:p>
          </table:table-cell>
          <table:table-cell office:value-type="float" office:value="99.154" calcext:value-type="float">
            <text:p>99.154</text:p>
          </table:table-cell>
          <table:table-cell office:value-type="float" office:value="122.41" calcext:value-type="float">
            <text:p>122.41</text:p>
          </table:table-cell>
          <table:table-cell office:value-type="float" office:value="104.632" calcext:value-type="float">
            <text:p>104.632</text:p>
          </table:table-cell>
          <table:table-cell office:value-type="float" office:value="107.056" calcext:value-type="float">
            <text:p>107.056</text:p>
          </table:table-cell>
          <table:table-cell office:value-type="float" office:value="0.0979782236" calcext:value-type="float">
            <text:p>0.0979782236</text:p>
          </table:table-cell>
          <table:table-cell office:value-type="float" office:value="0.0086265878" calcext:value-type="float">
            <text:p>0.0086265878</text:p>
          </table:table-cell>
          <table:table-cell office:value-type="float" office:value="0.0085471771" calcext:value-type="float">
            <text:p>0.0085471771</text:p>
          </table:table-cell>
          <table:table-cell office:value-type="float" office:value="0.0053174856" calcext:value-type="float">
            <text:p>0.0053174856</text:p>
          </table:table-cell>
          <table:table-cell table:formula="of:=[.Y29]*[.S29]" office:value-type="float" office:value="10.7493476763138" calcext:value-type="float">
            <text:p>10.7493476763</text:p>
          </table:table-cell>
          <table:table-cell table:formula="of:=[.AB29]*[.Z29]" office:value-type="float" office:value="0.0000458717564036357" calcext:value-type="float">
            <text:p>4.58717564036357E-005</text:p>
          </table:table-cell>
          <table:table-cell table:style-name="ce2"/>
          <table:table-cell table:style-name="ce2" table:formula="of:=[.B29]" office:value-type="time" office:time-value="PT10H48M00S" calcext:value-type="time">
            <text:p>10:48:00 AM</text:p>
          </table:table-cell>
          <table:table-cell/>
          <table:table-cell table:formula="of:=[.AC29]" office:value-type="float" office:value="10.7493476763138" calcext:value-type="float">
            <text:p>10.7493476763</text:p>
          </table:table-cell>
          <table:table-cell table:formula="of:=[.AD29]" office:value-type="float" office:value="0.0000458717564036357" calcext:value-type="float">
            <text:p>4.58717564036357E-005</text:p>
          </table:table-cell>
          <table:table-cell/>
          <table:table-cell table:formula="of:=[.AD29]" office:value-type="float" office:value="0.0000458717564036357" calcext:value-type="float">
            <text:p>4.59E-05</text:p>
          </table:table-cell>
        </table:table-row>
        <table:table-row table:style-name="ro1">
          <table:covered-table-cell/>
          <table:table-cell table:style-name="ce2" office:value-type="time" office:time-value="PT10H51M00S" calcext:value-type="time">
            <text:p>10:51:00 AM</text:p>
          </table:table-cell>
          <table:table-cell office:value-type="float" office:value="134.267" calcext:value-type="float">
            <text:p>134.267</text:p>
          </table:table-cell>
          <table:table-cell office:value-type="float" office:value="130.205" calcext:value-type="float">
            <text:p>130.205</text:p>
          </table:table-cell>
          <table:table-cell office:value-type="float" office:value="150.894" calcext:value-type="float">
            <text:p>150.894</text:p>
          </table:table-cell>
          <table:table-cell office:value-type="float" office:value="0.121" calcext:value-type="float">
            <text:p>0.121</text:p>
          </table:table-cell>
          <table:table-cell office:value-type="float" office:value="2303.901" calcext:value-type="float">
            <text:p>2303.901</text:p>
          </table:table-cell>
          <table:table-cell office:value-type="float" office:value="5688.631" calcext:value-type="float">
            <text:p>5688.631</text:p>
          </table:table-cell>
          <table:table-cell office:value-type="float" office:value="7142.986" calcext:value-type="float">
            <text:p>7142.986</text:p>
          </table:table-cell>
          <table:table-cell office:value-type="float" office:value="465.863" calcext:value-type="float">
            <text:p>465.863</text:p>
          </table:table-cell>
          <table:table-cell office:value-type="float" office:value="41.014" calcext:value-type="float">
            <text:p>41.014</text:p>
          </table:table-cell>
          <table:table-cell office:value-type="float" office:value="33.412" calcext:value-type="float">
            <text:p>33.412</text:p>
          </table:table-cell>
          <table:table-cell office:value-type="float" office:value="1636.351" calcext:value-type="float">
            <text:p>1636.351</text:p>
          </table:table-cell>
          <table:table-cell office:value-type="float" office:value="1218.733" calcext:value-type="float">
            <text:p>1218.733</text:p>
          </table:table-cell>
          <table:table-cell office:value-type="float" office:value="-417.618" calcext:value-type="float">
            <text:p>-417.618</text:p>
          </table:table-cell>
          <table:table-cell office:value-type="float" office:value="16163.947" calcext:value-type="float">
            <text:p>16163.947</text:p>
          </table:table-cell>
          <table:table-cell office:value-type="float" office:value="424.15" calcext:value-type="float">
            <text:p>424.15</text:p>
          </table:table-cell>
          <table:table-cell office:value-type="float" office:value="2043.61" calcext:value-type="float">
            <text:p>2043.61</text:p>
          </table:table-cell>
          <table:table-cell office:value-type="float" office:value="91.7571" calcext:value-type="float">
            <text:p>91.75710</text:p>
          </table:table-cell>
          <table:table-cell office:value-type="float" office:value="76.097" calcext:value-type="float">
            <text:p>76.097</text:p>
          </table:table-cell>
          <table:table-cell office:value-type="float" office:value="76.711" calcext:value-type="float">
            <text:p>76.711</text:p>
          </table:table-cell>
          <table:table-cell office:value-type="float" office:value="104.709" calcext:value-type="float">
            <text:p>104.709</text:p>
          </table:table-cell>
          <table:table-cell office:value-type="float" office:value="86.302" calcext:value-type="float">
            <text:p>86.302</text:p>
          </table:table-cell>
          <table:table-cell office:value-type="float" office:value="84.021" calcext:value-type="float">
            <text:p>84.021</text:p>
          </table:table-cell>
          <table:table-cell office:value-type="float" office:value="0.0795278198" calcext:value-type="float">
            <text:p>0.0795278198</text:p>
          </table:table-cell>
          <table:table-cell office:value-type="float" office:value="0.0085071857" calcext:value-type="float">
            <text:p>0.0085071857</text:p>
          </table:table-cell>
          <table:table-cell office:value-type="float" office:value="0.0090392286" calcext:value-type="float">
            <text:p>0.0090392286</text:p>
          </table:table-cell>
          <table:table-cell office:value-type="float" office:value="0.0053174856" calcext:value-type="float">
            <text:p>0.0053174856</text:p>
          </table:table-cell>
          <table:table-cell table:formula="of:=[.Y30]*[.S30]" office:value-type="float" office:value="7.29724211417058" calcext:value-type="float">
            <text:p>7.2972421142</text:p>
          </table:table-cell>
          <table:table-cell table:formula="of:=[.AB30]*[.Z30]" office:value-type="float" office:value="0.0000452368374562759" calcext:value-type="float">
            <text:p>4.52368374562759E-005</text:p>
          </table:table-cell>
          <table:table-cell table:style-name="ce2"/>
          <table:table-cell table:style-name="ce2" table:formula="of:=[.B30]" office:value-type="time" office:time-value="PT10H51M00S" calcext:value-type="time">
            <text:p>10:51:00 AM</text:p>
          </table:table-cell>
          <table:table-cell/>
          <table:table-cell table:formula="of:=[.AC30]" office:value-type="float" office:value="7.29724211417058" calcext:value-type="float">
            <text:p>7.2972421142</text:p>
          </table:table-cell>
          <table:table-cell table:formula="of:=[.AD30]" office:value-type="float" office:value="0.0000452368374562759" calcext:value-type="float">
            <text:p>4.52368374562759E-005</text:p>
          </table:table-cell>
          <table:table-cell/>
          <table:table-cell table:formula="of:=[.AD30]" office:value-type="float" office:value="0.0000452368374562759" calcext:value-type="float">
            <text:p>4.52E-05</text:p>
          </table:table-cell>
        </table:table-row>
        <table:table-row table:style-name="ro1" table:number-rows-repeated="2">
          <table:table-cell table:number-columns-repeated="31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2">
            <text:p>Pr=30</text:p>
          </table:table-cell>
          <table:covered-table-cell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m</text:p>
          </table:table-cell>
          <table:table-cell office:value-type="string" calcext:value-type="string">
            <text:p>Tm_i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Re_m</text:p>
          </table:table-cell>
          <table:table-cell office:value-type="string" calcext:value-type="string">
            <text:p>Re_w</text:p>
          </table:table-cell>
          <table:table-cell office:value-type="string" calcext:value-type="string">
            <text:p>ReTau</text:p>
          </table:table-cell>
          <table:table-cell office:value-type="string" calcext:value-type="string">
            <text:p>Pr_m</text:p>
          </table:table-cell>
          <table:table-cell office:value-type="string" calcext:value-type="string">
            <text:p>Pr_w</text:p>
          </table:table-cell>
          <table:table-cell office:value-type="string" calcext:value-type="string">
            <text:p>P_MS</text:p>
          </table:table-cell>
          <table:table-cell office:value-type="string" calcext:value-type="string">
            <text:p>Qin_out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u_QmdotCpDt_m</text:p>
          </table:table-cell>
          <table:table-cell office:value-type="string" calcext:value-type="string">
            <text:p>Nu_Pt100</text:p>
          </table:table-cell>
          <table:table-cell office:value-type="string" calcext:value-type="string">
            <text:p>Nu_fit</text:p>
          </table:table-cell>
          <table:table-cell office:value-type="string" calcext:value-type="string">
            <text:p>NuGnie</text:p>
          </table:table-cell>
          <table:table-cell office:value-type="string" calcext:value-type="string">
            <text:p>NuGnie1000</text:p>
          </table:table-cell>
          <table:table-cell office:value-type="string" calcext:value-type="string">
            <text:p>Nu_m_Gnie</text:p>
          </table:table-cell>
          <table:table-cell office:value-type="string" calcext:value-type="string">
            <text:p>DNu_Nu</text:p>
          </table:table-cell>
          <table:table-cell office:value-type="string" calcext:value-type="string">
            <text:p>cf_M</text:p>
          </table:table-cell>
          <table:table-cell office:value-type="string" calcext:value-type="string">
            <text:p>cf_Pet</text:p>
          </table:table-cell>
          <table:table-cell office:value-type="string" calcext:value-type="string">
            <text:p>Dcf_cf</text:p>
          </table:table-cell>
          <table:table-cell office:value-type="string" calcext:value-type="string">
            <text:p>ErrorNu</text:p>
          </table:table-cell>
          <table:table-cell office:value-type="string" calcext:value-type="string">
            <text:p>ErroCf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7">
            <text:p>30.10.2017</text:p>
          </table:table-cell>
          <table:table-cell table:style-name="ce2" office:value-type="time" office:time-value="PT09H54M00S" calcext:value-type="time">
            <text:p>09:54:00 AM</text:p>
          </table:table-cell>
          <table:table-cell office:value-type="float" office:value="148.596" calcext:value-type="float">
            <text:p>148.596</text:p>
          </table:table-cell>
          <table:table-cell office:value-type="float" office:value="146.834" calcext:value-type="float">
            <text:p>146.834</text:p>
          </table:table-cell>
          <table:table-cell office:value-type="float" office:value="155.897" calcext:value-type="float">
            <text:p>155.897</text:p>
          </table:table-cell>
          <table:table-cell office:value-type="float" office:value="0.337" calcext:value-type="float">
            <text:p>0.337</text:p>
          </table:table-cell>
          <table:table-cell office:value-type="float" office:value="2360.541" calcext:value-type="float">
            <text:p>2360.541</text:p>
          </table:table-cell>
          <table:table-cell office:value-type="float" office:value="19511.152" calcext:value-type="float">
            <text:p>19511.152</text:p>
          </table:table-cell>
          <table:table-cell office:value-type="float" office:value="21389.671" calcext:value-type="float">
            <text:p>21389.671</text:p>
          </table:table-cell>
          <table:table-cell office:value-type="float" office:value="1216.883" calcext:value-type="float">
            <text:p>1216.883</text:p>
          </table:table-cell>
          <table:table-cell office:value-type="float" office:value="34.308" calcext:value-type="float">
            <text:p>34.308</text:p>
          </table:table-cell>
          <table:table-cell office:value-type="float" office:value="31.602" calcext:value-type="float">
            <text:p>31.602</text:p>
          </table:table-cell>
          <table:table-cell office:value-type="float" office:value="2064.692" calcext:value-type="float">
            <text:p>2064.692</text:p>
          </table:table-cell>
          <table:table-cell office:value-type="float" office:value="1612.332" calcext:value-type="float">
            <text:p>1612.332</text:p>
          </table:table-cell>
          <table:table-cell office:value-type="float" office:value="-452.36" calcext:value-type="float">
            <text:p>-452.36</text:p>
          </table:table-cell>
          <table:table-cell office:value-type="float" office:value="21384.217" calcext:value-type="float">
            <text:p>21384.217</text:p>
          </table:table-cell>
          <table:table-cell office:value-type="float" office:value="474.38" calcext:value-type="float">
            <text:p>474.38</text:p>
          </table:table-cell>
          <table:table-cell office:value-type="float" office:value="12171.443" calcext:value-type="float">
            <text:p>12171.443</text:p>
          </table:table-cell>
          <table:table-cell office:value-type="float" office:value="278.7312" calcext:value-type="float">
            <text:p>278.73120</text:p>
          </table:table-cell>
          <table:table-cell office:value-type="float" office:value="263.284" calcext:value-type="float">
            <text:p>263.284</text:p>
          </table:table-cell>
          <table:table-cell office:value-type="float" office:value="251.685" calcext:value-type="float">
            <text:p>251.685</text:p>
          </table:table-cell>
          <table:table-cell office:value-type="float" office:value="276.125" calcext:value-type="float">
            <text:p>276.125</text:p>
          </table:table-cell>
          <table:table-cell office:value-type="float" office:value="261.973" calcext:value-type="float">
            <text:p>261.973</text:p>
          </table:table-cell>
          <table:table-cell office:value-type="float" office:value="328.502" calcext:value-type="float">
            <text:p>328.502</text:p>
          </table:table-cell>
          <table:table-cell office:value-type="float" office:value="0.1830670608" calcext:value-type="float">
            <text:p>0.1830670608</text:p>
          </table:table-cell>
          <table:table-cell office:value-type="float" office:value="0.0064731858" calcext:value-type="float">
            <text:p>0.0064731858</text:p>
          </table:table-cell>
          <table:table-cell office:value-type="float" office:value="0.0064566747" calcext:value-type="float">
            <text:p>0.0064566747</text:p>
          </table:table-cell>
          <table:table-cell office:value-type="float" office:value="0.0053174856" calcext:value-type="float">
            <text:p>0.0053174856</text:p>
          </table:table-cell>
          <table:table-cell table:formula="of:=[.Y36]*[.S36]" office:value-type="float" office:value="51.026501537257" calcext:value-type="float">
            <text:p>51.0265015373</text:p>
          </table:table-cell>
          <table:table-cell table:formula="of:=[.AB36]*[.Z36]" office:value-type="float" office:value="0.0000344210722776245" calcext:value-type="float">
            <text:p>3.44210722776245E-005</text:p>
          </table:table-cell>
          <table:table-cell/>
          <table:table-cell table:style-name="ce2" table:formula="of:=[.B36]" office:value-type="time" office:time-value="PT09H54M00S" calcext:value-type="time">
            <text:p>09:54:00 AM</text:p>
          </table:table-cell>
          <table:table-cell/>
          <table:table-cell table:formula="of:=[.AC36]" office:value-type="float" office:value="51.026501537257" calcext:value-type="float">
            <text:p>51.0265015373</text:p>
          </table:table-cell>
          <table:table-cell table:formula="of:=[.AD36]" office:value-type="float" office:value="0.0000344210722776245" calcext:value-type="float">
            <text:p>3.44210722776245E-005</text:p>
          </table:table-cell>
          <table:table-cell/>
          <table:table-cell table:formula="of:=[.AD36]" office:value-type="float" office:value="0.0000344210722776245" calcext:value-type="float">
            <text:p>3.44E-05</text:p>
          </table:table-cell>
        </table:table-row>
        <table:table-row table:style-name="ro1">
          <table:covered-table-cell/>
          <table:table-cell table:style-name="ce2" office:value-type="time" office:time-value="PT09H56M00S" calcext:value-type="time">
            <text:p>09:56:00 AM</text:p>
          </table:table-cell>
          <table:table-cell office:value-type="float" office:value="148.786" calcext:value-type="float">
            <text:p>148.786</text:p>
          </table:table-cell>
          <table:table-cell office:value-type="float" office:value="146.665" calcext:value-type="float">
            <text:p>146.665</text:p>
          </table:table-cell>
          <table:table-cell office:value-type="float" office:value="157.223" calcext:value-type="float">
            <text:p>157.223</text:p>
          </table:table-cell>
          <table:table-cell office:value-type="float" office:value="0.288" calcext:value-type="float">
            <text:p>0.288</text:p>
          </table:table-cell>
          <table:table-cell office:value-type="float" office:value="2360.571" calcext:value-type="float">
            <text:p>2360.571</text:p>
          </table:table-cell>
          <table:table-cell office:value-type="float" office:value="16721.245" calcext:value-type="float">
            <text:p>16721.245</text:p>
          </table:table-cell>
          <table:table-cell office:value-type="float" office:value="18582.74" calcext:value-type="float">
            <text:p>18582.74</text:p>
          </table:table-cell>
          <table:table-cell office:value-type="float" office:value="1068.376" calcext:value-type="float">
            <text:p>1068.376</text:p>
          </table:table-cell>
          <table:table-cell office:value-type="float" office:value="34.232" calcext:value-type="float">
            <text:p>34.232</text:p>
          </table:table-cell>
          <table:table-cell office:value-type="float" office:value="31.152" calcext:value-type="float">
            <text:p>31.152</text:p>
          </table:table-cell>
          <table:table-cell office:value-type="float" office:value="2079.526" calcext:value-type="float">
            <text:p>2079.526</text:p>
          </table:table-cell>
          <table:table-cell office:value-type="float" office:value="1619.731" calcext:value-type="float">
            <text:p>1619.731</text:p>
          </table:table-cell>
          <table:table-cell office:value-type="float" office:value="-459.795" calcext:value-type="float">
            <text:p>-459.795</text:p>
          </table:table-cell>
          <table:table-cell office:value-type="float" office:value="21482.351" calcext:value-type="float">
            <text:p>21482.351</text:p>
          </table:table-cell>
          <table:table-cell office:value-type="float" office:value="476.863" calcext:value-type="float">
            <text:p>476.863</text:p>
          </table:table-cell>
          <table:table-cell office:value-type="float" office:value="9083.214" calcext:value-type="float">
            <text:p>9083.214</text:p>
          </table:table-cell>
          <table:table-cell office:value-type="float" office:value="242.3398" calcext:value-type="float">
            <text:p>242.33980</text:p>
          </table:table-cell>
          <table:table-cell office:value-type="float" office:value="238.804" calcext:value-type="float">
            <text:p>238.804</text:p>
          </table:table-cell>
          <table:table-cell office:value-type="float" office:value="216.725" calcext:value-type="float">
            <text:p>216.725</text:p>
          </table:table-cell>
          <table:table-cell office:value-type="float" office:value="242.046" calcext:value-type="float">
            <text:p>242.046</text:p>
          </table:table-cell>
          <table:table-cell office:value-type="float" office:value="227.571" calcext:value-type="float">
            <text:p>227.571</text:p>
          </table:table-cell>
          <table:table-cell office:value-type="float" office:value="278.121" calcext:value-type="float">
            <text:p>278.121</text:p>
          </table:table-cell>
          <table:table-cell office:value-type="float" office:value="0.1528833232" calcext:value-type="float">
            <text:p>0.1528833232</text:p>
          </table:table-cell>
          <table:table-cell office:value-type="float" office:value="0.00661085" calcext:value-type="float">
            <text:p>0.00661085</text:p>
          </table:table-cell>
          <table:table-cell office:value-type="float" office:value="0.0067144769" calcext:value-type="float">
            <text:p>0.0067144769</text:p>
          </table:table-cell>
          <table:table-cell office:value-type="float" office:value="0.0053174856" calcext:value-type="float">
            <text:p>0.0053174856</text:p>
          </table:table-cell>
          <table:table-cell table:formula="of:=[.Y37]*[.S37]" office:value-type="float" office:value="37.0497139676234" calcext:value-type="float">
            <text:p>37.0497139676</text:p>
          </table:table-cell>
          <table:table-cell table:formula="of:=[.AB37]*[.Z37]" office:value-type="float" office:value="0.00003515309967876" calcext:value-type="float">
            <text:p>3.515309967876E-005</text:p>
          </table:table-cell>
          <table:table-cell/>
          <table:table-cell table:style-name="ce2" table:formula="of:=[.B37]" office:value-type="time" office:time-value="PT09H56M00S" calcext:value-type="time">
            <text:p>09:56:00 AM</text:p>
          </table:table-cell>
          <table:table-cell/>
          <table:table-cell table:formula="of:=[.AC37]" office:value-type="float" office:value="37.0497139676234" calcext:value-type="float">
            <text:p>37.0497139676</text:p>
          </table:table-cell>
          <table:table-cell table:formula="of:=[.AD37]" office:value-type="float" office:value="0.00003515309967876" calcext:value-type="float">
            <text:p>3.515309967876E-005</text:p>
          </table:table-cell>
          <table:table-cell/>
          <table:table-cell table:formula="of:=[.AD37]" office:value-type="float" office:value="0.00003515309967876" calcext:value-type="float">
            <text:p>3.52E-05</text:p>
          </table:table-cell>
        </table:table-row>
        <table:table-row table:style-name="ro1">
          <table:covered-table-cell/>
          <table:table-cell table:style-name="ce2" office:value-type="time" office:time-value="PT09H58M00S" calcext:value-type="time">
            <text:p>09:58:00 AM</text:p>
          </table:table-cell>
          <table:table-cell office:value-type="float" office:value="149.198" calcext:value-type="float">
            <text:p>149.198</text:p>
          </table:table-cell>
          <table:table-cell office:value-type="float" office:value="146.573" calcext:value-type="float">
            <text:p>146.573</text:p>
          </table:table-cell>
          <table:table-cell office:value-type="float" office:value="159.233" calcext:value-type="float">
            <text:p>159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2361.169" calcext:value-type="float">
            <text:p>2361.169</text:p>
          </table:table-cell>
          <table:table-cell office:value-type="float" office:value="13650.475" calcext:value-type="float">
            <text:p>13650.475</text:p>
          </table:table-cell>
          <table:table-cell office:value-type="float" office:value="15457.023" calcext:value-type="float">
            <text:p>15457.023</text:p>
          </table:table-cell>
          <table:table-cell office:value-type="float" office:value="919.507" calcext:value-type="float">
            <text:p>919.507</text:p>
          </table:table-cell>
          <table:table-cell office:value-type="float" office:value="34.069" calcext:value-type="float">
            <text:p>34.069</text:p>
          </table:table-cell>
          <table:table-cell office:value-type="float" office:value="30.492" calcext:value-type="float">
            <text:p>30.492</text:p>
          </table:table-cell>
          <table:table-cell office:value-type="float" office:value="2080.045" calcext:value-type="float">
            <text:p>2080.045</text:p>
          </table:table-cell>
          <table:table-cell office:value-type="float" office:value="1596.303" calcext:value-type="float">
            <text:p>1596.303</text:p>
          </table:table-cell>
          <table:table-cell office:value-type="float" office:value="-483.743" calcext:value-type="float">
            <text:p>-483.743</text:p>
          </table:table-cell>
          <table:table-cell office:value-type="float" office:value="21171.624" calcext:value-type="float">
            <text:p>21171.624</text:p>
          </table:table-cell>
          <table:table-cell office:value-type="float" office:value="481.821" calcext:value-type="float">
            <text:p>481.821</text:p>
          </table:table-cell>
          <table:table-cell office:value-type="float" office:value="6410" calcext:value-type="float">
            <text:p>6410</text:p>
          </table:table-cell>
          <table:table-cell office:value-type="float" office:value="200.8502" calcext:value-type="float">
            <text:p>200.85020</text:p>
          </table:table-cell>
          <table:table-cell office:value-type="float" office:value="184.323" calcext:value-type="float">
            <text:p>184.323</text:p>
          </table:table-cell>
          <table:table-cell office:value-type="float" office:value="175.533" calcext:value-type="float">
            <text:p>175.533</text:p>
          </table:table-cell>
          <table:table-cell office:value-type="float" office:value="203.558" calcext:value-type="float">
            <text:p>203.558</text:p>
          </table:table-cell>
          <table:table-cell office:value-type="float" office:value="188.645" calcext:value-type="float">
            <text:p>188.645</text:p>
          </table:table-cell>
          <table:table-cell office:value-type="float" office:value="222.487" calcext:value-type="float">
            <text:p>222.487</text:p>
          </table:table-cell>
          <table:table-cell office:value-type="float" office:value="0.1242808872" calcext:value-type="float">
            <text:p>0.1242808872</text:p>
          </table:table-cell>
          <table:table-cell office:value-type="float" office:value="0.0070776142" calcext:value-type="float">
            <text:p>0.0070776142</text:p>
          </table:table-cell>
          <table:table-cell office:value-type="float" office:value="0.0070776597" calcext:value-type="float">
            <text:p>0.0070776597</text:p>
          </table:table-cell>
          <table:table-cell office:value-type="float" office:value="0.0053174856" calcext:value-type="float">
            <text:p>0.0053174856</text:p>
          </table:table-cell>
          <table:table-cell table:formula="of:=[.Y38]*[.S38]" office:value-type="float" office:value="24.9618410502974" calcext:value-type="float">
            <text:p>24.9618410503</text:p>
          </table:table-cell>
          <table:table-cell table:formula="of:=[.AB38]*[.Z38]" office:value-type="float" office:value="0.0000376351115908555" calcext:value-type="float">
            <text:p>3.76351115908555E-005</text:p>
          </table:table-cell>
          <table:table-cell/>
          <table:table-cell table:style-name="ce2" table:formula="of:=[.B38]" office:value-type="time" office:time-value="PT09H58M00S" calcext:value-type="time">
            <text:p>09:58:00 AM</text:p>
          </table:table-cell>
          <table:table-cell/>
          <table:table-cell table:formula="of:=[.AC38]" office:value-type="float" office:value="24.9618410502974" calcext:value-type="float">
            <text:p>24.9618410503</text:p>
          </table:table-cell>
          <table:table-cell table:formula="of:=[.AD38]" office:value-type="float" office:value="0.0000376351115908555" calcext:value-type="float">
            <text:p>3.76351115908555E-005</text:p>
          </table:table-cell>
          <table:table-cell/>
          <table:table-cell table:formula="of:=[.AD38]" office:value-type="float" office:value="0.0000376351115908555" calcext:value-type="float">
            <text:p>3.76E-05</text:p>
          </table:table-cell>
        </table:table-row>
        <table:table-row table:style-name="ro1">
          <table:covered-table-cell/>
          <table:table-cell table:style-name="ce2" office:value-type="time" office:time-value="PT10H00M00S" calcext:value-type="time">
            <text:p>10:00:00 AM</text:p>
          </table:table-cell>
          <table:table-cell office:value-type="float" office:value="149.66" calcext:value-type="float">
            <text:p>149.66</text:p>
          </table:table-cell>
          <table:table-cell office:value-type="float" office:value="146.376" calcext:value-type="float">
            <text:p>146.376</text:p>
          </table:table-cell>
          <table:table-cell office:value-type="float" office:value="161.715" calcext:value-type="float">
            <text:p>161.715</text:p>
          </table:table-cell>
          <table:table-cell office:value-type="float" office:value="0.18" calcext:value-type="float">
            <text:p>0.18</text:p>
          </table:table-cell>
          <table:table-cell office:value-type="float" office:value="2361.687" calcext:value-type="float">
            <text:p>2361.687</text:p>
          </table:table-cell>
          <table:table-cell office:value-type="float" office:value="10615.44" calcext:value-type="float">
            <text:p>10615.44</text:p>
          </table:table-cell>
          <table:table-cell office:value-type="float" office:value="12302.689" calcext:value-type="float">
            <text:p>12302.689</text:p>
          </table:table-cell>
          <table:table-cell office:value-type="float" office:value="756.228" calcext:value-type="float">
            <text:p>756.228</text:p>
          </table:table-cell>
          <table:table-cell office:value-type="float" office:value="33.888" calcext:value-type="float">
            <text:p>33.888</text:p>
          </table:table-cell>
          <table:table-cell office:value-type="float" office:value="29.712" calcext:value-type="float">
            <text:p>29.712</text:p>
          </table:table-cell>
          <table:table-cell office:value-type="float" office:value="2003.108" calcext:value-type="float">
            <text:p>2003.108</text:p>
          </table:table-cell>
          <table:table-cell office:value-type="float" office:value="1522.416" calcext:value-type="float">
            <text:p>1522.416</text:p>
          </table:table-cell>
          <table:table-cell office:value-type="float" office:value="-480.692" calcext:value-type="float">
            <text:p>-480.692</text:p>
          </table:table-cell>
          <table:table-cell office:value-type="float" office:value="20191.674" calcext:value-type="float">
            <text:p>20191.674</text:p>
          </table:table-cell>
          <table:table-cell office:value-type="float" office:value="486.199" calcext:value-type="float">
            <text:p>486.199</text:p>
          </table:table-cell>
          <table:table-cell office:value-type="float" office:value="4088.484" calcext:value-type="float">
            <text:p>4088.484</text:p>
          </table:table-cell>
          <table:table-cell office:value-type="float" office:value="159.498" calcext:value-type="float">
            <text:p>159.49800</text:p>
          </table:table-cell>
          <table:table-cell office:value-type="float" office:value="145.862" calcext:value-type="float">
            <text:p>145.862</text:p>
          </table:table-cell>
          <table:table-cell office:value-type="float" office:value="141.197" calcext:value-type="float">
            <text:p>141.197</text:p>
          </table:table-cell>
          <table:table-cell office:value-type="float" office:value="164.443" calcext:value-type="float">
            <text:p>164.443</text:p>
          </table:table-cell>
          <table:table-cell office:value-type="float" office:value="148.952" calcext:value-type="float">
            <text:p>148.952</text:p>
          </table:table-cell>
          <table:table-cell office:value-type="float" office:value="167.501" calcext:value-type="float">
            <text:p>167.501</text:p>
          </table:table-cell>
          <table:table-cell office:value-type="float" office:value="0.0999824267" calcext:value-type="float">
            <text:p>0.0999824267</text:p>
          </table:table-cell>
          <table:table-cell office:value-type="float" office:value="0.0075567324" calcext:value-type="float">
            <text:p>0.0075567324</text:p>
          </table:table-cell>
          <table:table-cell office:value-type="float" office:value="0.007570154" calcext:value-type="float">
            <text:p>0.007570154</text:p>
          </table:table-cell>
          <table:table-cell office:value-type="float" office:value="0.0053174856" calcext:value-type="float">
            <text:p>0.0053174856</text:p>
          </table:table-cell>
          <table:table-cell table:formula="of:=[.Y39]*[.S39]" office:value-type="float" office:value="15.9469970937966" calcext:value-type="float">
            <text:p>15.9469970938</text:p>
          </table:table-cell>
          <table:table-cell table:formula="of:=[.AB39]*[.Z39]" office:value-type="float" office:value="0.0000401828157200534" calcext:value-type="float">
            <text:p>4.01828157200534E-005</text:p>
          </table:table-cell>
          <table:table-cell/>
          <table:table-cell table:style-name="ce2" table:formula="of:=[.B39]" office:value-type="time" office:time-value="PT10H00M00S" calcext:value-type="time">
            <text:p>10:00:00 AM</text:p>
          </table:table-cell>
          <table:table-cell/>
          <table:table-cell table:formula="of:=[.AC39]" office:value-type="float" office:value="15.9469970937966" calcext:value-type="float">
            <text:p>15.9469970938</text:p>
          </table:table-cell>
          <table:table-cell table:formula="of:=[.AD39]" office:value-type="float" office:value="0.0000401828157200534" calcext:value-type="float">
            <text:p>4.01828157200534E-005</text:p>
          </table:table-cell>
          <table:table-cell/>
          <table:table-cell table:formula="of:=[.AD39]" office:value-type="float" office:value="0.0000401828157200534" calcext:value-type="float">
            <text:p>4.02E-05</text:p>
          </table:table-cell>
        </table:table-row>
        <table:table-row table:style-name="ro1">
          <table:covered-table-cell/>
          <table:table-cell table:style-name="ce2" office:value-type="time" office:time-value="PT10H08M00S" calcext:value-type="time">
            <text:p>10:08:00 AM</text:p>
          </table:table-cell>
          <table:table-cell office:value-type="float" office:value="147.309" calcext:value-type="float">
            <text:p>147.309</text:p>
          </table:table-cell>
          <table:table-cell office:value-type="float" office:value="143.455" calcext:value-type="float">
            <text:p>143.455</text:p>
          </table:table-cell>
          <table:table-cell office:value-type="float" office:value="161.581" calcext:value-type="float">
            <text:p>161.581</text:p>
          </table:table-cell>
          <table:table-cell office:value-type="float" office:value="0.149" calcext:value-type="float">
            <text:p>0.149</text:p>
          </table:table-cell>
          <table:table-cell office:value-type="float" office:value="2352.078" calcext:value-type="float">
            <text:p>2352.078</text:p>
          </table:table-cell>
          <table:table-cell office:value-type="float" office:value="8458.754" calcext:value-type="float">
            <text:p>8458.754</text:p>
          </table:table-cell>
          <table:table-cell office:value-type="float" office:value="10091.59" calcext:value-type="float">
            <text:p>10091.59</text:p>
          </table:table-cell>
          <table:table-cell office:value-type="float" office:value="629.72" calcext:value-type="float">
            <text:p>629.72</text:p>
          </table:table-cell>
          <table:table-cell office:value-type="float" office:value="34.829" calcext:value-type="float">
            <text:p>34.829</text:p>
          </table:table-cell>
          <table:table-cell office:value-type="float" office:value="29.753" calcext:value-type="float">
            <text:p>29.753</text:p>
          </table:table-cell>
          <table:table-cell office:value-type="float" office:value="1899.902" calcext:value-type="float">
            <text:p>1899.902</text:p>
          </table:table-cell>
          <table:table-cell office:value-type="float" office:value="1456.833" calcext:value-type="float">
            <text:p>1456.833</text:p>
          </table:table-cell>
          <table:table-cell office:value-type="float" office:value="-443.069" calcext:value-type="float">
            <text:p>-443.069</text:p>
          </table:table-cell>
          <table:table-cell office:value-type="float" office:value="19321.848" calcext:value-type="float">
            <text:p>19321.848</text:p>
          </table:table-cell>
          <table:table-cell office:value-type="float" office:value="478.149" calcext:value-type="float">
            <text:p>478.149</text:p>
          </table:table-cell>
          <table:table-cell office:value-type="float" office:value="2849.081" calcext:value-type="float">
            <text:p>2849.081</text:p>
          </table:table-cell>
          <table:table-cell office:value-type="float" office:value="128.7443" calcext:value-type="float">
            <text:p>128.74430</text:p>
          </table:table-cell>
          <table:table-cell office:value-type="float" office:value="116.228" calcext:value-type="float">
            <text:p>116.228</text:p>
          </table:table-cell>
          <table:table-cell office:value-type="float" office:value="109.507" calcext:value-type="float">
            <text:p>109.507</text:p>
          </table:table-cell>
          <table:table-cell office:value-type="float" office:value="137.402" calcext:value-type="float">
            <text:p>137.402</text:p>
          </table:table-cell>
          <table:table-cell office:value-type="float" office:value="121.159" calcext:value-type="float">
            <text:p>121.159</text:p>
          </table:table-cell>
          <table:table-cell office:value-type="float" office:value="129.948" calcext:value-type="float">
            <text:p>129.948</text:p>
          </table:table-cell>
          <table:table-cell office:value-type="float" office:value="0.0850610621" calcext:value-type="float">
            <text:p>0.0850610621</text:p>
          </table:table-cell>
          <table:table-cell office:value-type="float" office:value="0.0077876333" calcext:value-type="float">
            <text:p>0.0077876333</text:p>
          </table:table-cell>
          <table:table-cell office:value-type="float" office:value="0.0080604992" calcext:value-type="float">
            <text:p>0.0080604992</text:p>
          </table:table-cell>
          <table:table-cell office:value-type="float" office:value="0.0053174856" calcext:value-type="float">
            <text:p>0.0053174856</text:p>
          </table:table-cell>
          <table:table-cell table:formula="of:=[.Y40]*[.S40]" office:value-type="float" office:value="10.951126897321" calcext:value-type="float">
            <text:p>10.9511268973</text:p>
          </table:table-cell>
          <table:table-cell table:formula="of:=[.AB40]*[.Z40]" office:value-type="float" office:value="0.0000414106279308305" calcext:value-type="float">
            <text:p>4.14106279308305E-005</text:p>
          </table:table-cell>
          <table:table-cell/>
          <table:table-cell table:style-name="ce2" table:formula="of:=[.B40]" office:value-type="time" office:time-value="PT10H08M00S" calcext:value-type="time">
            <text:p>10:08:00 AM</text:p>
          </table:table-cell>
          <table:table-cell/>
          <table:table-cell table:formula="of:=[.AC40]" office:value-type="float" office:value="10.951126897321" calcext:value-type="float">
            <text:p>10.9511268973</text:p>
          </table:table-cell>
          <table:table-cell table:formula="of:=[.AD40]" office:value-type="float" office:value="0.0000414106279308305" calcext:value-type="float">
            <text:p>4.14106279308305E-005</text:p>
          </table:table-cell>
          <table:table-cell/>
          <table:table-cell table:formula="of:=[.AD40]" office:value-type="float" office:value="0.0000414106279308305" calcext:value-type="float">
            <text:p>4.14E-05</text:p>
          </table:table-cell>
        </table:table-row>
        <table:table-row table:style-name="ro1">
          <table:covered-table-cell/>
          <table:table-cell table:style-name="ce2" office:value-type="time" office:time-value="PT10H14M00S" calcext:value-type="time">
            <text:p>10:14:00 AM</text:p>
          </table:table-cell>
          <table:table-cell office:value-type="float" office:value="145.935" calcext:value-type="float">
            <text:p>145.935</text:p>
          </table:table-cell>
          <table:table-cell office:value-type="float" office:value="140.898" calcext:value-type="float">
            <text:p>140.898</text:p>
          </table:table-cell>
          <table:table-cell office:value-type="float" office:value="164.328" calcext:value-type="float">
            <text:p>164.328</text:p>
          </table:table-cell>
          <table:table-cell office:value-type="float" office:value="0.113" calcext:value-type="float">
            <text:p>0.113</text:p>
          </table:table-cell>
          <table:table-cell office:value-type="float" office:value="2345.013" calcext:value-type="float">
            <text:p>2345.013</text:p>
          </table:table-cell>
          <table:table-cell office:value-type="float" office:value="6337.332" calcext:value-type="float">
            <text:p>6337.332</text:p>
          </table:table-cell>
          <table:table-cell office:value-type="float" office:value="7946.574" calcext:value-type="float">
            <text:p>7946.574</text:p>
          </table:table-cell>
          <table:table-cell office:value-type="float" office:value="508.278" calcext:value-type="float">
            <text:p>508.278</text:p>
          </table:table-cell>
          <table:table-cell office:value-type="float" office:value="35.401" calcext:value-type="float">
            <text:p>35.401</text:p>
          </table:table-cell>
          <table:table-cell office:value-type="float" office:value="28.931" calcext:value-type="float">
            <text:p>28.931</text:p>
          </table:table-cell>
          <table:table-cell office:value-type="float" office:value="1903.837" calcext:value-type="float">
            <text:p>1903.837</text:p>
          </table:table-cell>
          <table:table-cell office:value-type="float" office:value="1443.976" calcext:value-type="float">
            <text:p>1443.976</text:p>
          </table:table-cell>
          <table:table-cell office:value-type="float" office:value="-459.862" calcext:value-type="float">
            <text:p>-459.862</text:p>
          </table:table-cell>
          <table:table-cell office:value-type="float" office:value="19151.321" calcext:value-type="float">
            <text:p>19151.321</text:p>
          </table:table-cell>
          <table:table-cell office:value-type="float" office:value="480.706" calcext:value-type="float">
            <text:p>480.706</text:p>
          </table:table-cell>
          <table:table-cell office:value-type="float" office:value="1744.205" calcext:value-type="float">
            <text:p>1744.205</text:p>
          </table:table-cell>
          <table:table-cell office:value-type="float" office:value="98.9389" calcext:value-type="float">
            <text:p>98.93890</text:p>
          </table:table-cell>
          <table:table-cell office:value-type="float" office:value="83.253" calcext:value-type="float">
            <text:p>83.253</text:p>
          </table:table-cell>
          <table:table-cell office:value-type="float" office:value="78.183" calcext:value-type="float">
            <text:p>78.183</text:p>
          </table:table-cell>
          <table:table-cell office:value-type="float" office:value="108.925" calcext:value-type="float">
            <text:p>108.925</text:p>
          </table:table-cell>
          <table:table-cell office:value-type="float" office:value="91.737" calcext:value-type="float">
            <text:p>91.737</text:p>
          </table:table-cell>
          <table:table-cell office:value-type="float" office:value="91.869" calcext:value-type="float">
            <text:p>91.869</text:p>
          </table:table-cell>
          <table:table-cell office:value-type="float" office:value="0.065239461" calcext:value-type="float">
            <text:p>0.065239461</text:p>
          </table:table-cell>
          <table:table-cell office:value-type="float" office:value="0.0081822386" calcext:value-type="float">
            <text:p>0.0081822386</text:p>
          </table:table-cell>
          <table:table-cell office:value-type="float" office:value="0.0087558738" calcext:value-type="float">
            <text:p>0.0087558738</text:p>
          </table:table-cell>
          <table:table-cell office:value-type="float" office:value="0.0053174856" calcext:value-type="float">
            <text:p>0.0053174856</text:p>
          </table:table-cell>
          <table:table-cell table:formula="of:=[.Y41]*[.S41]" office:value-type="float" office:value="6.4547205079329" calcext:value-type="float">
            <text:p>6.4547205079</text:p>
          </table:table-cell>
          <table:table-cell table:formula="of:=[.AB41]*[.Z41]" office:value-type="float" office:value="0.0000435089359312642" calcext:value-type="float">
            <text:p>4.35089359312642E-005</text:p>
          </table:table-cell>
          <table:table-cell/>
          <table:table-cell table:style-name="ce2" table:formula="of:=[.B41]" office:value-type="time" office:time-value="PT10H14M00S" calcext:value-type="time">
            <text:p>10:14:00 AM</text:p>
          </table:table-cell>
          <table:table-cell/>
          <table:table-cell table:formula="of:=[.AC41]" office:value-type="float" office:value="6.4547205079329" calcext:value-type="float">
            <text:p>6.4547205079</text:p>
          </table:table-cell>
          <table:table-cell table:formula="of:=[.AD41]" office:value-type="float" office:value="0.0000435089359312642" calcext:value-type="float">
            <text:p>4.35089359312642E-005</text:p>
          </table:table-cell>
          <table:table-cell/>
          <table:table-cell table:formula="of:=[.AD41]" office:value-type="float" office:value="0.0000435089359312642" calcext:value-type="float">
            <text:p>4.35E-05</text:p>
          </table:table-cell>
        </table:table-row>
        <table:table-row table:style-name="ro1">
          <table:covered-table-cell/>
          <table:table-cell table:style-name="ce2" office:value-type="time" office:time-value="PT10H23M00S" calcext:value-type="time">
            <text:p>10:23:00 AM</text:p>
          </table:table-cell>
          <table:table-cell office:value-type="float" office:value="132.863" calcext:value-type="float">
            <text:p>132.863</text:p>
          </table:table-cell>
          <table:table-cell office:value-type="float" office:value="126.41" calcext:value-type="float">
            <text:p>126.41</text:p>
          </table:table-cell>
          <table:table-cell office:value-type="float" office:value="160.173" calcext:value-type="float">
            <text:p>160.173</text:p>
          </table:table-cell>
          <table:table-cell office:value-type="float" office:value="0.081" calcext:value-type="float">
            <text:p>0.081</text:p>
          </table:table-cell>
          <table:table-cell office:value-type="float" office:value="2294.683" calcext:value-type="float">
            <text:p>2294.683</text:p>
          </table:table-cell>
          <table:table-cell office:value-type="float" office:value="3724.109" calcext:value-type="float">
            <text:p>3724.109</text:p>
          </table:table-cell>
          <table:table-cell office:value-type="float" office:value="5349.288" calcext:value-type="float">
            <text:p>5349.288</text:p>
          </table:table-cell>
          <table:table-cell office:value-type="float" office:value="389.883" calcext:value-type="float">
            <text:p>389.883</text:p>
          </table:table-cell>
          <table:table-cell office:value-type="float" office:value="41.795" calcext:value-type="float">
            <text:p>41.795</text:p>
          </table:table-cell>
          <table:table-cell office:value-type="float" office:value="30.192" calcext:value-type="float">
            <text:p>30.192</text:p>
          </table:table-cell>
          <table:table-cell office:value-type="float" office:value="1749.835" calcext:value-type="float">
            <text:p>1749.835</text:p>
          </table:table-cell>
          <table:table-cell office:value-type="float" office:value="1287.269" calcext:value-type="float">
            <text:p>1287.269</text:p>
          </table:table-cell>
          <table:table-cell office:value-type="float" office:value="-462.566" calcext:value-type="float">
            <text:p>-462.566</text:p>
          </table:table-cell>
          <table:table-cell office:value-type="float" office:value="17072.937" calcext:value-type="float">
            <text:p>17072.937</text:p>
          </table:table-cell>
          <table:table-cell office:value-type="float" office:value="442.492" calcext:value-type="float">
            <text:p>442.492</text:p>
          </table:table-cell>
          <table:table-cell office:value-type="float" office:value="1141.55" calcext:value-type="float">
            <text:p>1141.55</text:p>
          </table:table-cell>
          <table:table-cell office:value-type="float" office:value="58.9544" calcext:value-type="float">
            <text:p>58.95440</text:p>
          </table:table-cell>
          <table:table-cell office:value-type="float" office:value="41.582" calcext:value-type="float">
            <text:p>41.582</text:p>
          </table:table-cell>
          <table:table-cell office:value-type="float" office:value="40.586" calcext:value-type="float">
            <text:p>40.586</text:p>
          </table:table-cell>
          <table:table-cell office:value-type="float" office:value="75.063" calcext:value-type="float">
            <text:p>75.063</text:p>
          </table:table-cell>
          <table:table-cell office:value-type="float" office:value="54.907" calcext:value-type="float">
            <text:p>54.907</text:p>
          </table:table-cell>
          <table:table-cell office:value-type="float" office:value="46.262" calcext:value-type="float">
            <text:p>46.262</text:p>
          </table:table-cell>
          <table:table-cell office:value-type="float" office:value="0.0498673049" calcext:value-type="float">
            <text:p>0.0498673049</text:p>
          </table:table-cell>
          <table:table-cell office:value-type="float" office:value="0.0106244921" calcext:value-type="float">
            <text:p>0.0106244921</text:p>
          </table:table-cell>
          <table:table-cell office:value-type="float" office:value="0.0102950097" calcext:value-type="float">
            <text:p>0.0102950097</text:p>
          </table:table-cell>
          <table:table-cell office:value-type="float" office:value="0.0053174856" calcext:value-type="float">
            <text:p>0.0053174856</text:p>
          </table:table-cell>
          <table:table-cell table:formula="of:=[.Y42]*[.S42]" office:value-type="float" office:value="2.93989703999656" calcext:value-type="float">
            <text:p>2.93989704</text:p>
          </table:table-cell>
          <table:table-cell table:formula="of:=[.AB42]*[.Z42]" office:value-type="float" office:value="0.0000564955837490638" calcext:value-type="float">
            <text:p>5.64955837490638E-005</text:p>
          </table:table-cell>
          <table:table-cell/>
          <table:table-cell table:style-name="ce2" table:formula="of:=[.B42]" office:value-type="time" office:time-value="PT10H23M00S" calcext:value-type="time">
            <text:p>10:23:00 AM</text:p>
          </table:table-cell>
          <table:table-cell/>
          <table:table-cell table:formula="of:=[.AC42]" office:value-type="float" office:value="2.93989703999656" calcext:value-type="float">
            <text:p>2.93989704</text:p>
          </table:table-cell>
          <table:table-cell table:formula="of:=[.AD42]" office:value-type="float" office:value="0.0000564955837490638" calcext:value-type="float">
            <text:p>5.64955837490638E-005</text:p>
          </table:table-cell>
          <table:table-cell/>
          <table:table-cell table:formula="of:=[.AD42]" office:value-type="float" office:value="0.0000564955837490638" calcext:value-type="float">
            <text:p>5.65E-05</text:p>
          </table:table-cell>
        </table:table-row>
        <table:table-row table:style-name="ro1" table:number-rows-repeated="2">
          <table:table-cell table:number-columns-repeated="31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2">
            <text:p>Pr=20</text:p>
          </table:table-cell>
          <table:covered-table-cell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27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m</text:p>
          </table:table-cell>
          <table:table-cell office:value-type="string" calcext:value-type="string">
            <text:p>Tm_i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Re_m</text:p>
          </table:table-cell>
          <table:table-cell office:value-type="string" calcext:value-type="string">
            <text:p>Re_w</text:p>
          </table:table-cell>
          <table:table-cell office:value-type="string" calcext:value-type="string">
            <text:p>ReTau</text:p>
          </table:table-cell>
          <table:table-cell office:value-type="string" calcext:value-type="string">
            <text:p>Pr_m</text:p>
          </table:table-cell>
          <table:table-cell office:value-type="string" calcext:value-type="string">
            <text:p>Pr_w</text:p>
          </table:table-cell>
          <table:table-cell office:value-type="string" calcext:value-type="string">
            <text:p>P_MS</text:p>
          </table:table-cell>
          <table:table-cell office:value-type="string" calcext:value-type="string">
            <text:p>Qin_out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u_QmdotCpDt_m</text:p>
          </table:table-cell>
          <table:table-cell office:value-type="string" calcext:value-type="string">
            <text:p>Nu_Pt100</text:p>
          </table:table-cell>
          <table:table-cell office:value-type="string" calcext:value-type="string">
            <text:p>Nu_fit</text:p>
          </table:table-cell>
          <table:table-cell office:value-type="string" calcext:value-type="string">
            <text:p>NuGnie</text:p>
          </table:table-cell>
          <table:table-cell office:value-type="string" calcext:value-type="string">
            <text:p>NuGnie1000</text:p>
          </table:table-cell>
          <table:table-cell office:value-type="string" calcext:value-type="string">
            <text:p>Nu_m_Gnie</text:p>
          </table:table-cell>
          <table:table-cell office:value-type="string" calcext:value-type="string">
            <text:p>DNu_Nu</text:p>
          </table:table-cell>
          <table:table-cell office:value-type="string" calcext:value-type="string">
            <text:p>cf_M</text:p>
          </table:table-cell>
          <table:table-cell office:value-type="string" calcext:value-type="string">
            <text:p>cf_Pet</text:p>
          </table:table-cell>
          <table:table-cell office:value-type="string" calcext:value-type="string">
            <text:p>Dcf_cf</text:p>
          </table:table-cell>
          <table:table-cell office:value-type="string" calcext:value-type="string">
            <text:p>ErrorNu</text:p>
          </table:table-cell>
          <table:table-cell office:value-type="string" calcext:value-type="string">
            <text:p>ErroCf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8">
            <text:p>12.10.2017</text:p>
          </table:table-cell>
          <table:table-cell table:style-name="ce2" office:value-type="time" office:time-value="PT10H08M00S" calcext:value-type="time">
            <text:p>10:08:00 AM</text:p>
          </table:table-cell>
          <table:table-cell office:value-type="float" office:value="174.567" calcext:value-type="float">
            <text:p>174.567</text:p>
          </table:table-cell>
          <table:table-cell office:value-type="float" office:value="172.746" calcext:value-type="float">
            <text:p>172.746</text:p>
          </table:table-cell>
          <table:table-cell office:value-type="float" office:value="181.063" calcext:value-type="float">
            <text:p>181.063</text:p>
          </table:table-cell>
          <table:table-cell office:value-type="float" office:value="0.332" calcext:value-type="float">
            <text:p>0.332</text:p>
          </table:table-cell>
          <table:table-cell office:value-type="float" office:value="2455.572" calcext:value-type="float">
            <text:p>2455.572</text:p>
          </table:table-cell>
          <table:table-cell office:value-type="float" office:value="26592.032" calcext:value-type="float">
            <text:p>26592.032</text:p>
          </table:table-cell>
          <table:table-cell office:value-type="float" office:value="28419.524" calcext:value-type="float">
            <text:p>28419.524</text:p>
          </table:table-cell>
          <table:table-cell office:value-type="float" office:value="1544.045" calcext:value-type="float">
            <text:p>1544.045</text:p>
          </table:table-cell>
          <table:table-cell office:value-type="float" office:value="26.211" calcext:value-type="float">
            <text:p>26.211</text:p>
          </table:table-cell>
          <table:table-cell office:value-type="float" office:value="24.729" calcext:value-type="float">
            <text:p>24.729</text:p>
          </table:table-cell>
          <table:table-cell office:value-type="float" office:value="2214.805" calcext:value-type="float">
            <text:p>2214.805</text:p>
          </table:table-cell>
          <table:table-cell office:value-type="float" office:value="1694.559" calcext:value-type="float">
            <text:p>1694.559</text:p>
          </table:table-cell>
          <table:table-cell office:value-type="float" office:value="-520.246" calcext:value-type="float">
            <text:p>-520.246</text:p>
          </table:table-cell>
          <table:table-cell office:value-type="float" office:value="22474.792" calcext:value-type="float">
            <text:p>22474.792</text:p>
          </table:table-cell>
          <table:table-cell office:value-type="float" office:value="550.34" calcext:value-type="float">
            <text:p>550.34</text:p>
          </table:table-cell>
          <table:table-cell office:value-type="float" office:value="11012.889" calcext:value-type="float">
            <text:p>11012.889</text:p>
          </table:table-cell>
          <table:table-cell office:value-type="float" office:value="334.302" calcext:value-type="float">
            <text:p>334.30200</text:p>
          </table:table-cell>
          <table:table-cell office:value-type="float" office:value="332.076" calcext:value-type="float">
            <text:p>332.076</text:p>
          </table:table-cell>
          <table:table-cell office:value-type="float" office:value="306.406" calcext:value-type="float">
            <text:p>306.406</text:p>
          </table:table-cell>
          <table:table-cell office:value-type="float" office:value="326.102" calcext:value-type="float">
            <text:p>326.102</text:p>
          </table:table-cell>
          <table:table-cell office:value-type="float" office:value="313.839" calcext:value-type="float">
            <text:p>313.839</text:p>
          </table:table-cell>
          <table:table-cell office:value-type="float" office:value="414.259" calcext:value-type="float">
            <text:p>414.259</text:p>
          </table:table-cell>
          <table:table-cell office:value-type="float" office:value="0.1810563914" calcext:value-type="float">
            <text:p>0.1810563914</text:p>
          </table:table-cell>
          <table:table-cell office:value-type="float" office:value="0.0059035708" calcext:value-type="float">
            <text:p>0.0059035708</text:p>
          </table:table-cell>
          <table:table-cell office:value-type="float" office:value="0.0059822291" calcext:value-type="float">
            <text:p>0.0059822291</text:p>
          </table:table-cell>
          <table:table-cell office:value-type="float" office:value="0.0053174856" calcext:value-type="float">
            <text:p>0.0053174856</text:p>
          </table:table-cell>
          <table:table-cell table:formula="of:=[.Y48]*[.S48]" office:value-type="float" office:value="60.5275137578028" calcext:value-type="float">
            <text:p>60.5275137578</text:p>
          </table:table-cell>
          <table:table-cell table:formula="of:=[.AB48]*[.Z48]" office:value-type="float" office:value="0.0000313921527175805" calcext:value-type="float">
            <text:p>3.13921527175805E-005</text:p>
          </table:table-cell>
          <table:table-cell/>
          <table:table-cell table:style-name="ce2" table:formula="of:=[.B48]" office:value-type="time" office:time-value="PT10H08M00S" calcext:value-type="time">
            <text:p>10:08:00 AM</text:p>
          </table:table-cell>
          <table:table-cell/>
          <table:table-cell table:formula="of:=[.AC48]" office:value-type="float" office:value="60.5275137578028" calcext:value-type="float">
            <text:p>60.5275137578</text:p>
          </table:table-cell>
          <table:table-cell table:formula="of:=[.AD48]" office:value-type="float" office:value="0.0000313921527175805" calcext:value-type="float">
            <text:p>3.13921527175805E-005</text:p>
          </table:table-cell>
          <table:table-cell/>
          <table:table-cell table:formula="of:=[.AD48]" office:value-type="float" office:value="0.0000313921527175805" calcext:value-type="float">
            <text:p>3.14E-05</text:p>
          </table:table-cell>
        </table:table-row>
        <table:table-row table:style-name="ro1">
          <table:covered-table-cell/>
          <table:table-cell table:style-name="ce2" office:value-type="time" office:time-value="PT10H11M00S" calcext:value-type="time">
            <text:p>10:11:00 AM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172.098" calcext:value-type="float">
            <text:p>172.098</text:p>
          </table:table-cell>
          <table:table-cell office:value-type="float" office:value="182.978" calcext:value-type="float">
            <text:p>182.978</text:p>
          </table:table-cell>
          <table:table-cell office:value-type="float" office:value="0.28" calcext:value-type="float">
            <text:p>0.28</text:p>
          </table:table-cell>
          <table:table-cell office:value-type="float" office:value="2454.448" calcext:value-type="float">
            <text:p>2454.448</text:p>
          </table:table-cell>
          <table:table-cell office:value-type="float" office:value="22461.176" calcext:value-type="float">
            <text:p>22461.176</text:p>
          </table:table-cell>
          <table:table-cell office:value-type="float" office:value="24463.013" calcext:value-type="float">
            <text:p>24463.013</text:p>
          </table:table-cell>
          <table:table-cell office:value-type="float" office:value="1365.707" calcext:value-type="float">
            <text:p>1365.707</text:p>
          </table:table-cell>
          <table:table-cell office:value-type="float" office:value="26.21" calcext:value-type="float">
            <text:p>26.21</text:p>
          </table:table-cell>
          <table:table-cell office:value-type="float" office:value="24.323" calcext:value-type="float">
            <text:p>24.323</text:p>
          </table:table-cell>
          <table:table-cell office:value-type="float" office:value="2418.895" calcext:value-type="float">
            <text:p>2418.895</text:p>
          </table:table-cell>
          <table:table-cell office:value-type="float" office:value="1899.612" calcext:value-type="float">
            <text:p>1899.612</text:p>
          </table:table-cell>
          <table:table-cell office:value-type="float" office:value="-519.283" calcext:value-type="float">
            <text:p>-519.283</text:p>
          </table:table-cell>
          <table:table-cell office:value-type="float" office:value="25194.39" calcext:value-type="float">
            <text:p>25194.39</text:p>
          </table:table-cell>
          <table:table-cell office:value-type="float" office:value="552.325" calcext:value-type="float">
            <text:p>552.325</text:p>
          </table:table-cell>
          <table:table-cell office:value-type="float" office:value="8295.226" calcext:value-type="float">
            <text:p>8295.226</text:p>
          </table:table-cell>
          <table:table-cell office:value-type="float" office:value="289.6098" calcext:value-type="float">
            <text:p>289.60980</text:p>
          </table:table-cell>
          <table:table-cell office:value-type="float" office:value="272.419" calcext:value-type="float">
            <text:p>272.419</text:p>
          </table:table-cell>
          <table:table-cell office:value-type="float" office:value="261.81" calcext:value-type="float">
            <text:p>261.81</text:p>
          </table:table-cell>
          <table:table-cell office:value-type="float" office:value="282.588" calcext:value-type="float">
            <text:p>282.588</text:p>
          </table:table-cell>
          <table:table-cell office:value-type="float" office:value="270.007" calcext:value-type="float">
            <text:p>270.007</text:p>
          </table:table-cell>
          <table:table-cell office:value-type="float" office:value="347.066" calcext:value-type="float">
            <text:p>347.066</text:p>
          </table:table-cell>
          <table:table-cell office:value-type="float" office:value="0.1343779627" calcext:value-type="float">
            <text:p>0.1343779627</text:p>
          </table:table-cell>
          <table:table-cell office:value-type="float" office:value="0.0062333793" calcext:value-type="float">
            <text:p>0.0062333793</text:p>
          </table:table-cell>
          <table:table-cell office:value-type="float" office:value="0.0062341729" calcext:value-type="float">
            <text:p>0.0062341729</text:p>
          </table:table-cell>
          <table:table-cell office:value-type="float" office:value="0.0053174856" calcext:value-type="float">
            <text:p>0.0053174856</text:p>
          </table:table-cell>
          <table:table-cell table:formula="of:=[.Y49]*[.S49]" office:value-type="float" office:value="38.9171749019545" calcext:value-type="float">
            <text:p>38.917174902</text:p>
          </table:table-cell>
          <table:table-cell table:formula="of:=[.AB49]*[.Z49]" office:value-type="float" office:value="0.0000331459046670881" calcext:value-type="float">
            <text:p>3.31459046670881E-005</text:p>
          </table:table-cell>
          <table:table-cell/>
          <table:table-cell table:style-name="ce2" table:formula="of:=[.B49]" office:value-type="time" office:time-value="PT10H11M00S" calcext:value-type="time">
            <text:p>10:11:00 AM</text:p>
          </table:table-cell>
          <table:table-cell/>
          <table:table-cell table:formula="of:=[.AC49]" office:value-type="float" office:value="38.9171749019545" calcext:value-type="float">
            <text:p>38.917174902</text:p>
          </table:table-cell>
          <table:table-cell table:formula="of:=[.AD49]" office:value-type="float" office:value="0.0000331459046670881" calcext:value-type="float">
            <text:p>3.31459046670881E-005</text:p>
          </table:table-cell>
          <table:table-cell/>
          <table:table-cell table:formula="of:=[.AD49]" office:value-type="float" office:value="0.0000331459046670881" calcext:value-type="float">
            <text:p>3.31E-05</text:p>
          </table:table-cell>
        </table:table-row>
        <table:table-row table:style-name="ro1">
          <table:covered-table-cell/>
          <table:table-cell table:style-name="ce2" office:value-type="time" office:time-value="PT10H12M00S" calcext:value-type="time">
            <text:p>10:12:00 AM</text:p>
          </table:table-cell>
          <table:table-cell office:value-type="float" office:value="174.957" calcext:value-type="float">
            <text:p>174.957</text:p>
          </table:table-cell>
          <table:table-cell office:value-type="float" office:value="171.92" calcext:value-type="float">
            <text:p>171.92</text:p>
          </table:table-cell>
          <table:table-cell office:value-type="float" office:value="184.976" calcext:value-type="float">
            <text:p>184.976</text:p>
          </table:table-cell>
          <table:table-cell office:value-type="float" office:value="0.233" calcext:value-type="float">
            <text:p>0.233</text:p>
          </table:table-cell>
          <table:table-cell office:value-type="float" office:value="2454.863" calcext:value-type="float">
            <text:p>2454.863</text:p>
          </table:table-cell>
          <table:table-cell office:value-type="float" office:value="18788.88" calcext:value-type="float">
            <text:p>18788.88</text:p>
          </table:table-cell>
          <table:table-cell office:value-type="float" office:value="20782.278" calcext:value-type="float">
            <text:p>20782.278</text:p>
          </table:table-cell>
          <table:table-cell office:value-type="float" office:value="1170.414" calcext:value-type="float">
            <text:p>1170.414</text:p>
          </table:table-cell>
          <table:table-cell office:value-type="float" office:value="26.118" calcext:value-type="float">
            <text:p>26.118</text:p>
          </table:table-cell>
          <table:table-cell office:value-type="float" office:value="23.914" calcext:value-type="float">
            <text:p>23.914</text:p>
          </table:table-cell>
          <table:table-cell office:value-type="float" office:value="2493.489" calcext:value-type="float">
            <text:p>2493.489</text:p>
          </table:table-cell>
          <table:table-cell office:value-type="float" office:value="1916.141" calcext:value-type="float">
            <text:p>1916.141</text:p>
          </table:table-cell>
          <table:table-cell office:value-type="float" office:value="-577.348" calcext:value-type="float">
            <text:p>-577.348</text:p>
          </table:table-cell>
          <table:table-cell office:value-type="float" office:value="25413.605" calcext:value-type="float">
            <text:p>25413.605</text:p>
          </table:table-cell>
          <table:table-cell office:value-type="float" office:value="556.388" calcext:value-type="float">
            <text:p>556.388</text:p>
          </table:table-cell>
          <table:table-cell office:value-type="float" office:value="5857.69" calcext:value-type="float">
            <text:p>5857.69</text:p>
          </table:table-cell>
          <table:table-cell office:value-type="float" office:value="245.1394" calcext:value-type="float">
            <text:p>245.13940</text:p>
          </table:table-cell>
          <table:table-cell office:value-type="float" office:value="233.957" calcext:value-type="float">
            <text:p>233.957</text:p>
          </table:table-cell>
          <table:table-cell office:value-type="float" office:value="219.329" calcext:value-type="float">
            <text:p>219.329</text:p>
          </table:table-cell>
          <table:table-cell office:value-type="float" office:value="242.579" calcext:value-type="float">
            <text:p>242.579</text:p>
          </table:table-cell>
          <table:table-cell office:value-type="float" office:value="229.668" calcext:value-type="float">
            <text:p>229.668</text:p>
          </table:table-cell>
          <table:table-cell office:value-type="float" office:value="286.706" calcext:value-type="float">
            <text:p>286.706</text:p>
          </table:table-cell>
          <table:table-cell office:value-type="float" office:value="0.1100338359" calcext:value-type="float">
            <text:p>0.1100338359</text:p>
          </table:table-cell>
          <table:table-cell office:value-type="float" office:value="0.0063433887" calcext:value-type="float">
            <text:p>0.0063433887</text:p>
          </table:table-cell>
          <table:table-cell office:value-type="float" office:value="0.0065183071" calcext:value-type="float">
            <text:p>0.0065183071</text:p>
          </table:table-cell>
          <table:table-cell office:value-type="float" office:value="0.0053174856" calcext:value-type="float">
            <text:p>0.0053174856</text:p>
          </table:table-cell>
          <table:table-cell table:formula="of:=[.Y50]*[.S50]" office:value-type="float" office:value="26.9736285122245" calcext:value-type="float">
            <text:p>26.9736285122</text:p>
          </table:table-cell>
          <table:table-cell table:formula="of:=[.AB50]*[.Z50]" office:value-type="float" office:value="0.0000337308780674527" calcext:value-type="float">
            <text:p>3.37308780674527E-005</text:p>
          </table:table-cell>
          <table:table-cell/>
          <table:table-cell table:style-name="ce2" table:formula="of:=[.B50]" office:value-type="time" office:time-value="PT10H12M00S" calcext:value-type="time">
            <text:p>10:12:00 AM</text:p>
          </table:table-cell>
          <table:table-cell/>
          <table:table-cell table:formula="of:=[.AC50]" office:value-type="float" office:value="26.9736285122245" calcext:value-type="float">
            <text:p>26.9736285122</text:p>
          </table:table-cell>
          <table:table-cell table:formula="of:=[.AD50]" office:value-type="float" office:value="0.0000337308780674527" calcext:value-type="float">
            <text:p>3.37308780674527E-005</text:p>
          </table:table-cell>
          <table:table-cell/>
          <table:table-cell table:formula="of:=[.AD50]" office:value-type="float" office:value="0.0000337308780674527" calcext:value-type="float">
            <text:p>3.37E-05</text:p>
          </table:table-cell>
        </table:table-row>
        <table:table-row table:style-name="ro1">
          <table:covered-table-cell/>
          <table:table-cell table:style-name="ce2" office:value-type="time" office:time-value="PT10H13M00S" calcext:value-type="time">
            <text:p>10:13:00 AM</text:p>
          </table:table-cell>
          <table:table-cell office:value-type="float" office:value="175.016" calcext:value-type="float">
            <text:p>175.016</text:p>
          </table:table-cell>
          <table:table-cell office:value-type="float" office:value="170.973" calcext:value-type="float">
            <text:p>170.973</text:p>
          </table:table-cell>
          <table:table-cell office:value-type="float" office:value="187.649" calcext:value-type="float">
            <text:p>187.649</text:p>
          </table:table-cell>
          <table:table-cell office:value-type="float" office:value="0.176" calcext:value-type="float">
            <text:p>0.176</text:p>
          </table:table-cell>
          <table:table-cell office:value-type="float" office:value="2453.333" calcext:value-type="float">
            <text:p>2453.333</text:p>
          </table:table-cell>
          <table:table-cell office:value-type="float" office:value="14194.702" calcext:value-type="float">
            <text:p>14194.702</text:p>
          </table:table-cell>
          <table:table-cell office:value-type="float" office:value="16097.989" calcext:value-type="float">
            <text:p>16097.989</text:p>
          </table:table-cell>
          <table:table-cell office:value-type="float" office:value="957.15" calcext:value-type="float">
            <text:p>957.15</text:p>
          </table:table-cell>
          <table:table-cell office:value-type="float" office:value="26.103" calcext:value-type="float">
            <text:p>26.103</text:p>
          </table:table-cell>
          <table:table-cell office:value-type="float" office:value="23.387" calcext:value-type="float">
            <text:p>23.387</text:p>
          </table:table-cell>
          <table:table-cell office:value-type="float" office:value="2476.509" calcext:value-type="float">
            <text:p>2476.509</text:p>
          </table:table-cell>
          <table:table-cell office:value-type="float" office:value="1903.937" calcext:value-type="float">
            <text:p>1903.937</text:p>
          </table:table-cell>
          <table:table-cell office:value-type="float" office:value="-572.573" calcext:value-type="float">
            <text:p>-572.573</text:p>
          </table:table-cell>
          <table:table-cell office:value-type="float" office:value="25251.742" calcext:value-type="float">
            <text:p>25251.742</text:p>
          </table:table-cell>
          <table:table-cell office:value-type="float" office:value="563.538" calcext:value-type="float">
            <text:p>563.538</text:p>
          </table:table-cell>
          <table:table-cell office:value-type="float" office:value="3721.661" calcext:value-type="float">
            <text:p>3721.661</text:p>
          </table:table-cell>
          <table:table-cell office:value-type="float" office:value="193.194" calcext:value-type="float">
            <text:p>193.19400</text:p>
          </table:table-cell>
          <table:table-cell office:value-type="float" office:value="167.984" calcext:value-type="float">
            <text:p>167.984</text:p>
          </table:table-cell>
          <table:table-cell office:value-type="float" office:value="168.068" calcext:value-type="float">
            <text:p>168.068</text:p>
          </table:table-cell>
          <table:table-cell office:value-type="float" office:value="191.423" calcext:value-type="float">
            <text:p>191.423</text:p>
          </table:table-cell>
          <table:table-cell office:value-type="float" office:value="177.938" calcext:value-type="float">
            <text:p>177.938</text:p>
          </table:table-cell>
          <table:table-cell office:value-type="float" office:value="211.533" calcext:value-type="float">
            <text:p>211.533</text:p>
          </table:table-cell>
          <table:table-cell office:value-type="float" office:value="0.0834487005" calcext:value-type="float">
            <text:p>0.0834487005</text:p>
          </table:table-cell>
          <table:table-cell office:value-type="float" office:value="0.0070704355" calcext:value-type="float">
            <text:p>0.0070704355</text:p>
          </table:table-cell>
          <table:table-cell office:value-type="float" office:value="0.0070054282" calcext:value-type="float">
            <text:p>0.0070054282</text:p>
          </table:table-cell>
          <table:table-cell office:value-type="float" office:value="0.0053174856" calcext:value-type="float">
            <text:p>0.0053174856</text:p>
          </table:table-cell>
          <table:table-cell table:formula="of:=[.Y51]*[.S51]" office:value-type="float" office:value="16.121788244397" calcext:value-type="float">
            <text:p>16.1217882444</text:p>
          </table:table-cell>
          <table:table-cell table:formula="of:=[.AB51]*[.Z51]" office:value-type="float" office:value="0.0000375969389569788" calcext:value-type="float">
            <text:p>3.75969389569788E-005</text:p>
          </table:table-cell>
          <table:table-cell/>
          <table:table-cell table:style-name="ce2" table:formula="of:=[.B51]" office:value-type="time" office:time-value="PT10H13M00S" calcext:value-type="time">
            <text:p>10:13:00 AM</text:p>
          </table:table-cell>
          <table:table-cell/>
          <table:table-cell table:formula="of:=[.AC51]" office:value-type="float" office:value="16.121788244397" calcext:value-type="float">
            <text:p>16.1217882444</text:p>
          </table:table-cell>
          <table:table-cell table:formula="of:=[.AD51]" office:value-type="float" office:value="0.0000375969389569788" calcext:value-type="float">
            <text:p>3.75969389569788E-005</text:p>
          </table:table-cell>
          <table:table-cell/>
          <table:table-cell table:formula="of:=[.AD51]" office:value-type="float" office:value="0.0000375969389569788" calcext:value-type="float">
            <text:p>3.76E-05</text:p>
          </table:table-cell>
        </table:table-row>
        <table:table-row table:style-name="ro1">
          <table:covered-table-cell/>
          <table:table-cell table:style-name="ce2" office:value-type="time" office:time-value="PT10H15M00S" calcext:value-type="time">
            <text:p>10:15:00 AM</text:p>
          </table:table-cell>
          <table:table-cell office:value-type="float" office:value="175.823" calcext:value-type="float">
            <text:p>175.823</text:p>
          </table:table-cell>
          <table:table-cell office:value-type="float" office:value="170.248" calcext:value-type="float">
            <text:p>170.248</text:p>
          </table:table-cell>
          <table:table-cell office:value-type="float" office:value="192.783" calcext:value-type="float">
            <text:p>192.783</text:p>
          </table:table-cell>
          <table:table-cell office:value-type="float" office:value="0.125" calcext:value-type="float">
            <text:p>0.125</text:p>
          </table:table-cell>
          <table:table-cell office:value-type="float" office:value="2453.653" calcext:value-type="float">
            <text:p>2453.653</text:p>
          </table:table-cell>
          <table:table-cell office:value-type="float" office:value="10174.656" calcext:value-type="float">
            <text:p>10174.656</text:p>
          </table:table-cell>
          <table:table-cell office:value-type="float" office:value="12002.1" calcext:value-type="float">
            <text:p>12002.1</text:p>
          </table:table-cell>
          <table:table-cell office:value-type="float" office:value="747.998" calcext:value-type="float">
            <text:p>747.998</text:p>
          </table:table-cell>
          <table:table-cell office:value-type="float" office:value="25.911" calcext:value-type="float">
            <text:p>25.911</text:p>
          </table:table-cell>
          <table:table-cell office:value-type="float" office:value="22.439" calcext:value-type="float">
            <text:p>22.439</text:p>
          </table:table-cell>
          <table:table-cell office:value-type="float" office:value="2491.208" calcext:value-type="float">
            <text:p>2491.208</text:p>
          </table:table-cell>
          <table:table-cell office:value-type="float" office:value="1851.725" calcext:value-type="float">
            <text:p>1851.725</text:p>
          </table:table-cell>
          <table:table-cell office:value-type="float" office:value="-639.483" calcext:value-type="float">
            <text:p>-639.483</text:p>
          </table:table-cell>
          <table:table-cell office:value-type="float" office:value="24559.27" calcext:value-type="float">
            <text:p>24559.27</text:p>
          </table:table-cell>
          <table:table-cell office:value-type="float" office:value="573.809" calcext:value-type="float">
            <text:p>573.809</text:p>
          </table:table-cell>
          <table:table-cell office:value-type="float" office:value="2064.476" calcext:value-type="float">
            <text:p>2064.476</text:p>
          </table:table-cell>
          <table:table-cell office:value-type="float" office:value="140.0211" calcext:value-type="float">
            <text:p>140.02110</text:p>
          </table:table-cell>
          <table:table-cell office:value-type="float" office:value="117.267" calcext:value-type="float">
            <text:p>117.267</text:p>
          </table:table-cell>
          <table:table-cell office:value-type="float" office:value="118.865" calcext:value-type="float">
            <text:p>118.865</text:p>
          </table:table-cell>
          <table:table-cell office:value-type="float" office:value="144.542" calcext:value-type="float">
            <text:p>144.542</text:p>
          </table:table-cell>
          <table:table-cell office:value-type="float" office:value="130.336" calcext:value-type="float">
            <text:p>130.336</text:p>
          </table:table-cell>
          <table:table-cell office:value-type="float" office:value="145.334" calcext:value-type="float">
            <text:p>145.334</text:p>
          </table:table-cell>
          <table:table-cell office:value-type="float" office:value="0.0608429949" calcext:value-type="float">
            <text:p>0.0608429949</text:p>
          </table:table-cell>
          <table:table-cell office:value-type="float" office:value="0.007768122" calcext:value-type="float">
            <text:p>0.007768122</text:p>
          </table:table-cell>
          <table:table-cell office:value-type="float" office:value="0.0076582606" calcext:value-type="float">
            <text:p>0.0076582606</text:p>
          </table:table-cell>
          <table:table-cell office:value-type="float" office:value="0.0053174856" calcext:value-type="float">
            <text:p>0.0053174856</text:p>
          </table:table-cell>
          <table:table-cell table:formula="of:=[.Y52]*[.S52]" office:value-type="float" office:value="8.51930307319239" calcext:value-type="float">
            <text:p>8.5193030732</text:p>
          </table:table-cell>
          <table:table-cell table:formula="of:=[.AB52]*[.Z52]" office:value-type="float" office:value="0.0000413068768740432" calcext:value-type="float">
            <text:p>4.13068768740432E-005</text:p>
          </table:table-cell>
          <table:table-cell/>
          <table:table-cell table:style-name="ce2" table:formula="of:=[.B52]" office:value-type="time" office:time-value="PT10H15M00S" calcext:value-type="time">
            <text:p>10:15:00 AM</text:p>
          </table:table-cell>
          <table:table-cell/>
          <table:table-cell table:formula="of:=[.AC52]" office:value-type="float" office:value="8.51930307319239" calcext:value-type="float">
            <text:p>8.5193030732</text:p>
          </table:table-cell>
          <table:table-cell table:formula="of:=[.AD52]" office:value-type="float" office:value="0.0000413068768740432" calcext:value-type="float">
            <text:p>4.13068768740432E-005</text:p>
          </table:table-cell>
          <table:table-cell/>
          <table:table-cell table:formula="of:=[.AD52]" office:value-type="float" office:value="0.0000413068768740432" calcext:value-type="float">
            <text:p>4.13E-05</text:p>
          </table:table-cell>
        </table:table-row>
        <table:table-row table:style-name="ro1">
          <table:covered-table-cell/>
          <table:table-cell table:style-name="ce2" office:value-type="time" office:time-value="PT10H16M00S" calcext:value-type="time">
            <text:p>10:16:00 AM</text:p>
          </table:table-cell>
          <table:table-cell office:value-type="float" office:value="177.172" calcext:value-type="float">
            <text:p>177.172</text:p>
          </table:table-cell>
          <table:table-cell office:value-type="float" office:value="169.901" calcext:value-type="float">
            <text:p>169.901</text:p>
          </table:table-cell>
          <table:table-cell office:value-type="float" office:value="198.856" calcext:value-type="float">
            <text:p>198.856</text:p>
          </table:table-cell>
          <table:table-cell office:value-type="float" office:value="0.094" calcext:value-type="float">
            <text:p>0.094</text:p>
          </table:table-cell>
          <table:table-cell office:value-type="float" office:value="2455.684" calcext:value-type="float">
            <text:p>2455.684</text:p>
          </table:table-cell>
          <table:table-cell office:value-type="float" office:value="7771.771" calcext:value-type="float">
            <text:p>7771.771</text:p>
          </table:table-cell>
          <table:table-cell office:value-type="float" office:value="9544.064" calcext:value-type="float">
            <text:p>9544.064</text:p>
          </table:table-cell>
          <table:table-cell office:value-type="float" office:value="622.361" calcext:value-type="float">
            <text:p>622.361</text:p>
          </table:table-cell>
          <table:table-cell office:value-type="float" office:value="25.597" calcext:value-type="float">
            <text:p>25.597</text:p>
          </table:table-cell>
          <table:table-cell office:value-type="float" office:value="21.414" calcext:value-type="float">
            <text:p>21.414</text:p>
          </table:table-cell>
          <table:table-cell office:value-type="float" office:value="2491.827" calcext:value-type="float">
            <text:p>2491.827</text:p>
          </table:table-cell>
          <table:table-cell office:value-type="float" office:value="1811.483" calcext:value-type="float">
            <text:p>1811.483</text:p>
          </table:table-cell>
          <table:table-cell office:value-type="float" office:value="-680.344" calcext:value-type="float">
            <text:p>-680.344</text:p>
          </table:table-cell>
          <table:table-cell office:value-type="float" office:value="24025.543" calcext:value-type="float">
            <text:p>24025.543</text:p>
          </table:table-cell>
          <table:table-cell office:value-type="float" office:value="588.808" calcext:value-type="float">
            <text:p>588.808</text:p>
          </table:table-cell>
          <table:table-cell office:value-type="float" office:value="1281.05" calcext:value-type="float">
            <text:p>1281.05</text:p>
          </table:table-cell>
          <table:table-cell office:value-type="float" office:value="107.2215" calcext:value-type="float">
            <text:p>107.22150</text:p>
          </table:table-cell>
          <table:table-cell office:value-type="float" office:value="87.275" calcext:value-type="float">
            <text:p>87.275</text:p>
          </table:table-cell>
          <table:table-cell office:value-type="float" office:value="89.533" calcext:value-type="float">
            <text:p>89.533</text:p>
          </table:table-cell>
          <table:table-cell office:value-type="float" office:value="115.175" calcext:value-type="float">
            <text:p>115.175</text:p>
          </table:table-cell>
          <table:table-cell office:value-type="float" office:value="100.355" calcext:value-type="float">
            <text:p>100.355</text:p>
          </table:table-cell>
          <table:table-cell office:value-type="float" office:value="105.533" calcext:value-type="float">
            <text:p>105.533</text:p>
          </table:table-cell>
          <table:table-cell office:value-type="float" office:value="0.0468488237" calcext:value-type="float">
            <text:p>0.0468488237</text:p>
          </table:table-cell>
          <table:table-cell office:value-type="float" office:value="0.0085045075" calcext:value-type="float">
            <text:p>0.0085045075</text:p>
          </table:table-cell>
          <table:table-cell office:value-type="float" office:value="0.0082556464" calcext:value-type="float">
            <text:p>0.0082556464</text:p>
          </table:table-cell>
          <table:table-cell office:value-type="float" office:value="0.0053174856" calcext:value-type="float">
            <text:p>0.0053174856</text:p>
          </table:table-cell>
          <table:table-cell table:formula="of:=[.Y53]*[.S53]" office:value-type="float" office:value="5.02320115034955" calcext:value-type="float">
            <text:p>5.0232011503</text:p>
          </table:table-cell>
          <table:table-cell table:formula="of:=[.AB53]*[.Z53]" office:value-type="float" office:value="0.000045222596166342" calcext:value-type="float">
            <text:p>4.5222596166342E-005</text:p>
          </table:table-cell>
          <table:table-cell/>
          <table:table-cell table:style-name="ce2" table:formula="of:=[.B53]" office:value-type="time" office:time-value="PT10H16M00S" calcext:value-type="time">
            <text:p>10:16:00 AM</text:p>
          </table:table-cell>
          <table:table-cell/>
          <table:table-cell table:formula="of:=[.AC53]" office:value-type="float" office:value="5.02320115034955" calcext:value-type="float">
            <text:p>5.0232011503</text:p>
          </table:table-cell>
          <table:table-cell table:formula="of:=[.AD53]" office:value-type="float" office:value="0.000045222596166342" calcext:value-type="float">
            <text:p>4.5222596166342E-005</text:p>
          </table:table-cell>
          <table:table-cell/>
          <table:table-cell table:formula="of:=[.AD53]" office:value-type="float" office:value="0.000045222596166342" calcext:value-type="float">
            <text:p>4.52E-05</text:p>
          </table:table-cell>
        </table:table-row>
        <table:table-row table:style-name="ro1">
          <table:covered-table-cell/>
          <table:table-cell table:style-name="ce2" office:value-type="time" office:time-value="PT10H17M00S" calcext:value-type="time">
            <text:p>10:17:00 AM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70.426" calcext:value-type="float">
            <text:p>170.426</text:p>
          </table:table-cell>
          <table:table-cell office:value-type="float" office:value="205.8181" calcext:value-type="float">
            <text:p>205.8181</text:p>
          </table:table-cell>
          <table:table-cell office:value-type="float" office:value="0.0727" calcext:value-type="float">
            <text:p>0.0727</text:p>
          </table:table-cell>
          <table:table-cell office:value-type="float" office:value="2457.096" calcext:value-type="float">
            <text:p>2457.096</text:p>
          </table:table-cell>
          <table:table-cell office:value-type="float" office:value="6171.5" calcext:value-type="float">
            <text:p>6171.5</text:p>
          </table:table-cell>
          <table:table-cell office:value-type="float" office:value="7834.8" calcext:value-type="float">
            <text:p>7834.8</text:p>
          </table:table-cell>
          <table:table-cell office:value-type="float" office:value="536.2407" calcext:value-type="float">
            <text:p>536.2407</text:p>
          </table:table-cell>
          <table:table-cell office:value-type="float" office:value="25.021" calcext:value-type="float">
            <text:p>25.021</text:p>
          </table:table-cell>
          <table:table-cell office:value-type="float" office:value="20.3545" calcext:value-type="float">
            <text:p>20.3545</text:p>
          </table:table-cell>
          <table:table-cell office:value-type="float" office:value="2550.158" calcext:value-type="float">
            <text:p>2550.158</text:p>
          </table:table-cell>
          <table:table-cell office:value-type="float" office:value="1850.871" calcext:value-type="float">
            <text:p>1850.871</text:p>
          </table:table-cell>
          <table:table-cell office:value-type="float" office:value="-699.287" calcext:value-type="float">
            <text:p>-699.287</text:p>
          </table:table-cell>
          <table:table-cell office:value-type="float" office:value="23547.944" calcext:value-type="float">
            <text:p>23547.944</text:p>
          </table:table-cell>
          <table:table-cell office:value-type="float" office:value="600.063" calcext:value-type="float">
            <text:p>600.063</text:p>
          </table:table-cell>
          <table:table-cell office:value-type="float" office:value="813.896" calcext:value-type="float">
            <text:p>813.896</text:p>
          </table:table-cell>
          <table:table-cell office:value-type="float" office:value="89.1686" calcext:value-type="float">
            <text:p>89.16860</text:p>
          </table:table-cell>
          <table:table-cell office:value-type="float" office:value="72.992" calcext:value-type="float">
            <text:p>72.992</text:p>
          </table:table-cell>
          <table:table-cell office:value-type="float" office:value="72.642" calcext:value-type="float">
            <text:p>72.642</text:p>
          </table:table-cell>
          <table:table-cell office:value-type="float" office:value="100.939" calcext:value-type="float">
            <text:p>100.939</text:p>
          </table:table-cell>
          <table:table-cell office:value-type="float" office:value="85.737" calcext:value-type="float">
            <text:p>85.737</text:p>
          </table:table-cell>
          <table:table-cell office:value-type="float" office:value="86.774" calcext:value-type="float">
            <text:p>86.774</text:p>
          </table:table-cell>
          <table:table-cell office:value-type="float" office:value="0.0371007201" calcext:value-type="float">
            <text:p>0.0371007201</text:p>
          </table:table-cell>
          <table:table-cell office:value-type="float" office:value="0.0087771449" calcext:value-type="float">
            <text:p>0.0087771449</text:p>
          </table:table-cell>
          <table:table-cell office:value-type="float" office:value="0.0086377033" calcext:value-type="float">
            <text:p>0.0086377033</text:p>
          </table:table-cell>
          <table:table-cell office:value-type="float" office:value="0.0053174856" calcext:value-type="float">
            <text:p>0.0053174856</text:p>
          </table:table-cell>
          <table:table-cell table:formula="of:=[.Y54]*[.S54]" office:value-type="float" office:value="3.30821927030886" calcext:value-type="float">
            <text:p>3.3082192703</text:p>
          </table:table-cell>
          <table:table-cell table:formula="of:=[.AB54]*[.Z54]" office:value-type="float" office:value="0.0000466723416148635" calcext:value-type="float">
            <text:p>4.66723416148635E-005</text:p>
          </table:table-cell>
          <table:table-cell/>
          <table:table-cell table:style-name="ce2" table:formula="of:=[.B54]" office:value-type="time" office:time-value="PT10H17M00S" calcext:value-type="time">
            <text:p>10:17:00 AM</text:p>
          </table:table-cell>
          <table:table-cell/>
          <table:table-cell table:formula="of:=[.AC54]" office:value-type="float" office:value="3.30821927030886" calcext:value-type="float">
            <text:p>3.3082192703</text:p>
          </table:table-cell>
          <table:table-cell table:formula="of:=[.AD54]" office:value-type="float" office:value="0.0000466723416148635" calcext:value-type="float">
            <text:p>4.66723416148635E-005</text:p>
          </table:table-cell>
          <table:table-cell/>
          <table:table-cell table:formula="of:=[.AD54]" office:value-type="float" office:value="0.0000466723416148635" calcext:value-type="float">
            <text:p>4.67E-05</text:p>
          </table:table-cell>
        </table:table-row>
        <table:table-row table:style-name="ro1">
          <table:covered-table-cell/>
          <table:table-cell table:style-name="ce2" office:value-type="time" office:time-value="PT10H22M00S" calcext:value-type="time">
            <text:p>10:22:00 AM</text:p>
          </table:table-cell>
          <table:table-cell office:value-type="float" office:value="173.672" calcext:value-type="float">
            <text:p>173.672</text:p>
          </table:table-cell>
          <table:table-cell office:value-type="float" office:value="165.103" calcext:value-type="float">
            <text:p>165.103</text:p>
          </table:table-cell>
          <table:table-cell office:value-type="float" office:value="199.31" calcext:value-type="float">
            <text:p>199.31</text:p>
          </table:table-cell>
          <table:table-cell office:value-type="float" office:value="0.054" calcext:value-type="float">
            <text:p>0.054</text:p>
          </table:table-cell>
          <table:table-cell office:value-type="float" office:value="2440.252" calcext:value-type="float">
            <text:p>2440.252</text:p>
          </table:table-cell>
          <table:table-cell office:value-type="float" office:value="4275.098" calcext:value-type="float">
            <text:p>4275.098</text:p>
          </table:table-cell>
          <table:table-cell office:value-type="float" office:value="5466.635" calcext:value-type="float">
            <text:p>5466.635</text:p>
          </table:table-cell>
          <table:table-cell office:value-type="float" office:value="370.393" calcext:value-type="float">
            <text:p>370.393</text:p>
          </table:table-cell>
          <table:table-cell office:value-type="float" office:value="26.429" calcext:value-type="float">
            <text:p>26.429</text:p>
          </table:table-cell>
          <table:table-cell office:value-type="float" office:value="21.342" calcext:value-type="float">
            <text:p>21.342</text:p>
          </table:table-cell>
          <table:table-cell office:value-type="float" office:value="1573.542" calcext:value-type="float">
            <text:p>1573.542</text:p>
          </table:table-cell>
          <table:table-cell office:value-type="float" office:value="1184.092" calcext:value-type="float">
            <text:p>1184.092</text:p>
          </table:table-cell>
          <table:table-cell office:value-type="float" office:value="-389.45" calcext:value-type="float">
            <text:p>-389.45</text:p>
          </table:table-cell>
          <table:table-cell office:value-type="float" office:value="15704.512" calcext:value-type="float">
            <text:p>15704.512</text:p>
          </table:table-cell>
          <table:table-cell office:value-type="float" office:value="577.593" calcext:value-type="float">
            <text:p>577.593</text:p>
          </table:table-cell>
          <table:table-cell office:value-type="float" office:value="451.431" calcext:value-type="float">
            <text:p>451.431</text:p>
          </table:table-cell>
          <table:table-cell office:value-type="float" office:value="59.1559" calcext:value-type="float">
            <text:p>59.15590</text:p>
          </table:table-cell>
          <table:table-cell office:value-type="float" office:value="42.432" calcext:value-type="float">
            <text:p>42.432</text:p>
          </table:table-cell>
          <table:table-cell office:value-type="float" office:value="43.98" calcext:value-type="float">
            <text:p>43.98</text:p>
          </table:table-cell>
          <table:table-cell office:value-type="float" office:value="71.1" calcext:value-type="float">
            <text:p>71.1</text:p>
          </table:table-cell>
          <table:table-cell office:value-type="float" office:value="54.469" calcext:value-type="float">
            <text:p>54.469</text:p>
          </table:table-cell>
          <table:table-cell office:value-type="float" office:value="48.403" calcext:value-type="float">
            <text:p>48.403</text:p>
          </table:table-cell>
          <table:table-cell office:value-type="float" office:value="0.039740891" calcext:value-type="float">
            <text:p>0.039740891</text:p>
          </table:table-cell>
          <table:table-cell office:value-type="float" office:value="0.0091815552" calcext:value-type="float">
            <text:p>0.0091815552</text:p>
          </table:table-cell>
          <table:table-cell office:value-type="float" office:value="0.0098587036" calcext:value-type="float">
            <text:p>0.0098587036</text:p>
          </table:table-cell>
          <table:table-cell office:value-type="float" office:value="0.0053174856" calcext:value-type="float">
            <text:p>0.0053174856</text:p>
          </table:table-cell>
          <table:table-cell table:formula="of:=[.Y55]*[.S55]" office:value-type="float" office:value="2.3509081739069" calcext:value-type="float">
            <text:p>2.3509081739</text:p>
          </table:table-cell>
          <table:table-cell table:formula="of:=[.AB55]*[.Z55]" office:value-type="float" office:value="0.0000488227875616051" calcext:value-type="float">
            <text:p>4.88227875616051E-005</text:p>
          </table:table-cell>
          <table:table-cell/>
          <table:table-cell table:style-name="ce2" table:formula="of:=[.B55]" office:value-type="time" office:time-value="PT10H22M00S" calcext:value-type="time">
            <text:p>10:22:00 AM</text:p>
          </table:table-cell>
          <table:table-cell/>
          <table:table-cell table:formula="of:=[.AC55]" office:value-type="float" office:value="2.3509081739069" calcext:value-type="float">
            <text:p>2.3509081739</text:p>
          </table:table-cell>
          <table:table-cell table:formula="of:=[.AD55]" office:value-type="float" office:value="0.0000488227875616051" calcext:value-type="float">
            <text:p>4.88227875616051E-005</text:p>
          </table:table-cell>
          <table:table-cell/>
          <table:table-cell table:formula="of:=[.AD55]" office:value-type="float" office:value="0.0000488227875616051" calcext:value-type="float">
            <text:p>4.88E-05</text:p>
          </table:table-cell>
        </table:table-row>
        <table:table-row table:style-name="ro1">
          <table:table-cell table:number-columns-repeated="31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formula="of:=[.C54]+273.15" office:value-type="float" office:value="452.874" calcext:value-type="float">
            <text:p>452.874</text:p>
          </table:table-cell>
          <table:table-cell table:formula="of:=[.D54]+273.15" office:value-type="float" office:value="443.576" calcext:value-type="float">
            <text:p>443.576</text:p>
          </table:table-cell>
          <table:table-cell table:formula="of:=[.E54]+273.15" office:value-type="float" office:value="478.9681" calcext:value-type="float">
            <text:p>478.9681</text:p>
          </table:table-cell>
          <table:table-cell table:number-columns-repeated="26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31"/>
          <table:table-cell table:style-name="ce2"/>
          <table:table-cell table:number-columns-repeated="5"/>
        </table:table-row>
        <table:table-row table:style-name="ro1">
          <table:table-cell table:number-columns-repeated="16"/>
          <table:table-cell table:style-name="ce2" table:formula="of:=[.B48]" office:value-type="time" office:time-value="PT10H08M00S" calcext:value-type="time">
            <text:p>10:08:00 AM</text:p>
          </table:table-cell>
          <table:table-cell table:formula="of:=[.H48]" office:value-type="float" office:value="26592.032" calcext:value-type="float">
            <text:p>26592.032</text:p>
          </table:table-cell>
          <table:table-cell table:formula="of:=[.S48]" office:value-type="float" office:value="334.302" calcext:value-type="float">
            <text:p>334.30200</text:p>
          </table:table-cell>
          <table:table-cell office:value-type="float" office:value="330.5312" calcext:value-type="float">
            <text:p>330.5312</text:p>
          </table:table-cell>
          <table:table-cell office:value-type="float" office:value="286.4364" calcext:value-type="float">
            <text:p>286.4364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49]" office:value-type="time" office:time-value="PT10H11M00S" calcext:value-type="time">
            <text:p>10:11:00 AM</text:p>
          </table:table-cell>
          <table:table-cell table:formula="of:=[.H49]" office:value-type="float" office:value="22461.176" calcext:value-type="float">
            <text:p>22461.176</text:p>
          </table:table-cell>
          <table:table-cell table:formula="of:=[.S49]" office:value-type="float" office:value="289.6098" calcext:value-type="float">
            <text:p>289.60980</text:p>
          </table:table-cell>
          <table:table-cell office:value-type="float" office:value="284.5844" calcext:value-type="float">
            <text:p>284.5844</text:p>
          </table:table-cell>
          <table:table-cell office:value-type="float" office:value="248.714" calcext:value-type="float">
            <text:p>248.714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0]" office:value-type="time" office:time-value="PT10H12M00S" calcext:value-type="time">
            <text:p>10:12:00 AM</text:p>
          </table:table-cell>
          <table:table-cell table:formula="of:=[.H50]" office:value-type="float" office:value="18788.88" calcext:value-type="float">
            <text:p>18788.88</text:p>
          </table:table-cell>
          <table:table-cell table:formula="of:=[.S50]" office:value-type="float" office:value="245.1394" calcext:value-type="float">
            <text:p>245.13940</text:p>
          </table:table-cell>
          <table:table-cell office:value-type="float" office:value="237.7545" calcext:value-type="float">
            <text:p>237.7545</text:p>
          </table:table-cell>
          <table:table-cell office:value-type="float" office:value="210.4471" calcext:value-type="float">
            <text:p>210.4471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1]" office:value-type="time" office:time-value="PT10H13M00S" calcext:value-type="time">
            <text:p>10:13:00 AM</text:p>
          </table:table-cell>
          <table:table-cell table:formula="of:=[.H51]" office:value-type="float" office:value="14194.702" calcext:value-type="float">
            <text:p>14194.702</text:p>
          </table:table-cell>
          <table:table-cell table:formula="of:=[.S51]" office:value-type="float" office:value="193.194" calcext:value-type="float">
            <text:p>193.19400</text:p>
          </table:table-cell>
          <table:table-cell office:value-type="float" office:value="186.7361" calcext:value-type="float">
            <text:p>186.7361</text:p>
          </table:table-cell>
          <table:table-cell office:value-type="float" office:value="167.6278" calcext:value-type="float">
            <text:p>167.6278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2]" office:value-type="time" office:time-value="PT10H15M00S" calcext:value-type="time">
            <text:p>10:15:00 AM</text:p>
          </table:table-cell>
          <table:table-cell table:formula="of:=[.H52]" office:value-type="float" office:value="10174.656" calcext:value-type="float">
            <text:p>10174.656</text:p>
          </table:table-cell>
          <table:table-cell table:formula="of:=[.S52]" office:value-type="float" office:value="140.0211" calcext:value-type="float">
            <text:p>140.02110</text:p>
          </table:table-cell>
          <table:table-cell office:value-type="float" office:value="138.407" calcext:value-type="float">
            <text:p>138.407</text:p>
          </table:table-cell>
          <table:table-cell office:value-type="float" office:value="126.3377" calcext:value-type="float">
            <text:p>126.3377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3]" office:value-type="time" office:time-value="PT10H16M00S" calcext:value-type="time">
            <text:p>10:16:00 AM</text:p>
          </table:table-cell>
          <table:table-cell table:formula="of:=[.H53]" office:value-type="float" office:value="7771.771" calcext:value-type="float">
            <text:p>7771.771</text:p>
          </table:table-cell>
          <table:table-cell table:formula="of:=[.S53]" office:value-type="float" office:value="107.2215" calcext:value-type="float">
            <text:p>107.22150</text:p>
          </table:table-cell>
          <table:table-cell office:value-type="float" office:value="109.5151" calcext:value-type="float">
            <text:p>109.5151</text:p>
          </table:table-cell>
          <table:table-cell office:value-type="float" office:value="100.9429" calcext:value-type="float">
            <text:p>100.9429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4]" office:value-type="time" office:time-value="PT10H17M00S" calcext:value-type="time">
            <text:p>10:17:00 AM</text:p>
          </table:table-cell>
          <table:table-cell table:formula="of:=[.H54]" office:value-type="float" office:value="6171.5" calcext:value-type="float">
            <text:p>6171.5</text:p>
          </table:table-cell>
          <table:table-cell table:formula="of:=[.S54]" office:value-type="float" office:value="89.1686" calcext:value-type="float">
            <text:p>89.16860</text:p>
          </table:table-cell>
          <table:table-cell office:value-type="float" office:value="90.1008" calcext:value-type="float">
            <text:p>90.1008</text:p>
          </table:table-cell>
          <table:table-cell office:value-type="float" office:value="83.5933" calcext:value-type="float">
            <text:p>83.5933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2" table:formula="of:=[.B55]" office:value-type="time" office:time-value="PT10H22M00S" calcext:value-type="time">
            <text:p>10:22:00 AM</text:p>
          </table:table-cell>
          <table:table-cell table:formula="of:=[.H55]" office:value-type="float" office:value="4275.098" calcext:value-type="float">
            <text:p>4275.098</text:p>
          </table:table-cell>
          <table:table-cell table:formula="of:=[.S55]" office:value-type="float" office:value="59.1559" calcext:value-type="float">
            <text:p>59.15590</text:p>
          </table:table-cell>
          <table:table-cell office:value-type="float" office:value="61.3643" calcext:value-type="float">
            <text:p>61.3643</text:p>
          </table:table-cell>
          <table:table-cell office:value-type="float" office:value="58.674" calcext:value-type="float">
            <text:p>58.674</text:p>
          </table:table-cell>
          <table:table-cell table:number-columns-repeated="16"/>
        </table:table-row>
        <table:table-row table:style-name="ro1" table:number-rows-repeated="1048508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0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1:35:24.423949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45:18.279372937</meta:creation-date>
    <dc:date>2018-11-16T11:44:58.583737803</dc:date>
    <meta:editing-duration>P19DT17H23M3S</meta:editing-duration>
    <meta:editing-cycles>47</meta:editing-cycles>
    <meta:generator>LibreOffice/4.2.8.2$Linux_X86_64 LibreOffice_project/420m0$Build-2</meta:generator>
    <dc:creator>lorentz </dc:creator>
    <meta:document-statistic meta:table-count="1" meta:cell-count="1277" meta:object-count="0"/>
  </office:meta>
</office:document-meta>
</file>